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.233cm"/>
    </style:style>
    <style:style style:name="co5" style:family="table-column">
      <style:table-column-properties fo:break-before="auto" style:column-width="19.958cm"/>
    </style:style>
    <style:style style:name="co6" style:family="table-column">
      <style:table-column-properties fo:break-before="auto" style:column-width="14.787cm"/>
    </style:style>
    <style:style style:name="co7" style:family="table-column">
      <style:table-column-properties fo:break-before="auto" style:column-width="5.517cm"/>
    </style:style>
    <style:style style:name="co9" style:family="table-column">
      <style:table-column-properties fo:break-before="auto" style:column-width="16.383cm"/>
    </style:style>
    <style:style style:name="co10" style:family="table-column">
      <style:table-column-properties fo:break-before="auto" style:column-width="17.842cm"/>
    </style:style>
    <style:style style:name="co8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836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13.086cm"/>
    </style:style>
    <style:style style:name="co15" style:family="table-column">
      <style:table-column-properties fo:break-before="auto" style:column-width="18.119cm"/>
    </style:style>
    <style:style style:name="co16" style:family="table-column">
      <style:table-column-properties fo:break-before="auto" style:column-width="8.885cm"/>
    </style:style>
    <style:style style:name="co17" style:family="table-column">
      <style:table-column-properties fo:break-before="auto" style:column-width="24.562cm"/>
    </style:style>
    <style:style style:name="co19" style:family="table-column">
      <style:table-column-properties fo:break-before="auto" style:column-width="4.001cm"/>
    </style:style>
    <style:style style:name="co20" style:family="table-column">
      <style:table-column-properties fo:break-before="auto" style:column-width="5.0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Mangal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fo:border-left="none" fo:border-right="none" fo:border-top="0.002cm solid #000000"/>
    </style:style>
    <style:style style:name="ce38" style:family="table-cell" style:parent-style-name="Default">
      <style:table-cell-properties fo:border-bottom="0.002cm solid #000000" fo:border-left="none" fo:border-right="none" fo:border-top="none"/>
    </style:style>
    <style:style style:name="ce3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42" style:family="table-cell" style:parent-style-name="Default">
      <style:table-cell-properties fo:background-color="#ffffcc"/>
    </style:style>
    <style:style style:name="ce43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44" style:family="table-cell" style:parent-style-name="Default">
      <style:table-cell-properties fo:background-color="#ffffcc" fo:border="none"/>
    </style:style>
    <style:style style:name="ce45" style:family="table-cell" style:parent-style-name="Default">
      <style:text-properties style:font-name="Arial" style:font-name-asian="Microsoft YaHei" style:font-name-complex="Mangal"/>
    </style:style>
    <style:style style:name="ce54" style:family="table-cell" style:parent-style-name="Default">
      <style:table-cell-properties fo:background-color="#99ffff"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fo:background-color="#dddddd" style:text-align-source="fix" style:repeat-content="false" style:vertical-align="top"/>
      <style:paragraph-properties fo:text-align="end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99ffff" style:text-align-source="fix" style:repeat-content="false" style:vertical-align="top"/>
      <style:paragraph-properties fo:text-align="end" fo:margin-left="0cm"/>
    </style:style>
    <style:style style:name="ce59" style:family="table-cell" style:parent-style-name="Default">
      <style:table-cell-properties fo:background-color="#66ffff" style:text-align-source="fix" style:repeat-content="false"/>
      <style:paragraph-properties fo:text-align="end" fo:margin-left="0cm"/>
    </style:style>
    <style:style style:name="ce60" style:family="table-cell" style:parent-style-name="Default">
      <style:table-cell-properties fo:background-color="#66ffff" style:text-align-source="fix" style:repeat-content="false" style:vertical-align="top"/>
      <style:paragraph-properties fo:text-align="end" fo:margin-left="0cm"/>
    </style:style>
    <style:style style:name="ce22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ackground-color="#ccffff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ccffff" style:text-align-source="fix" style:repeat-content="false" fo:border="none"/>
      <style:paragraph-properties fo:text-align="end" fo:margin-left="0cm"/>
    </style:style>
    <style:style style:name="ce32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ackground-color="#e6e6ff" style:text-align-source="fix" style:repeat-content="false" fo:border="none"/>
      <style:paragraph-properties fo:text-align="end" fo:margin-left="0cm"/>
    </style:style>
    <style:style style:name="ce34" style:family="table-cell" style:parent-style-name="Default">
      <style:table-cell-properties fo:background-color="#ffffff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</office:automatic-styles>
  <office:body>
    <office:spreadsheet>
      <table:table table:name="macrowatchlist.csv" table:style-name="ta1" table:print="false">
        <table:table-column table:style-name="co4" table:default-cell-style-name="ce29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8" table:default-cell-style-name="Default"/>
        <table:table-row table:style-name="ro2">
          <table:table-cell table:formula="of:=['macrowatchlist.BRUTTA'.E2]" office:value-type="string" office:string-value="CDX_d">
            <text:p>CDX_d</text:p>
          </table:table-cell>
          <table:table-cell table:formula="of:=IF(['macrowatchlist.BRUTTA'.F2]=&quot;&quot;;&quot;empty&quot;;['macrowatchlist.BRUTTA'.F2])" office:value-type="string" office:string-value="http://www.wsj.com/mdc/public/npage/2_3023_creditdervs.html">
            <text:p>http://www.wsj.com/mdc/public/npage/2_3023_creditdervs.html</text:p>
          </table:table-cell>
          <table:table-cell table:style-name="ce35" table:formula="of:=IF(['macrowatchlist.BRUTTA'.G2]=&quot;&quot;;&quot;empty&quot;;['macrowatchlist.BRUTTA'.G2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]" office:value-type="string" office:string-value="CDS_d">
            <text:p>CDS_d</text:p>
          </table:table-cell>
          <table:table-cell table:formula="of:=IF(['macrowatchlist.BRUTTA'.F3]=&quot;&quot;;&quot;empty&quot;;['macrowatchlist.BRUTTA'.F3])" office:value-type="string" office:string-value="http://www.worldgovernmentbonds.com/sovereign-cds/">
            <text:p>http://www.worldgovernmentbonds.com/sovereign-cds/</text:p>
          </table:table-cell>
          <table:table-cell table:style-name="ce35" table:formula="of:=IF(['macrowatchlist.BRUTTA'.G3]=&quot;&quot;;&quot;empty&quot;;['macrowatchlist.BRUTTA'.G3])" office:value-type="string" office:string-value="empty">
            <text:p>empty</text:p>
          </table:table-cell>
          <table:table-cell table:style-name="ce36" table:number-columns-repeated="1021"/>
        </table:table-row>
        <table:table-row table:style-name="ro2">
          <table:table-cell table:formula="of:=['macrowatchlist.BRUTTA'.E4]" office:value-type="string" office:string-value="HANGSENG_i">
            <text:p>HANGSENG_i</text:p>
          </table:table-cell>
          <table:table-cell table:formula="of:=IF(['macrowatchlist.BRUTTA'.F4]=&quot;&quot;;&quot;empty&quot;;['macrowatchlist.BRUTTA'.F4])" office:value-type="string" office:string-value="http://www.marketwatch.com/investing/index/hsi?countrycode=hk">
            <text:p>http://www.marketwatch.com/investing/index/hsi?countrycode=hk</text:p>
          </table:table-cell>
          <table:table-cell table:style-name="ce35" table:formula="of:=IF(['macrowatchlist.BRUTTA'.G4]=&quot;&quot;;&quot;empty&quot;;['macrowatchlist.BRUTTA'.G4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]" office:value-type="string" office:string-value="HANGSENG_F">
            <text:p>HANGSENG_F</text:p>
          </table:table-cell>
          <table:table-cell table:formula="of:=IF(['macrowatchlist.BRUTTA'.F5]=&quot;&quot;;&quot;empty&quot;;['macrowatchlist.BRUTTA'.F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style-name="ce35" table:formula="of:=IF(['macrowatchlist.BRUTTA'.G5]=&quot;&quot;;&quot;empty&quot;;['macrowatchlist.BRUTTA'.G5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]" office:value-type="string" office:string-value="NIKKEI_i">
            <text:p>NIKKEI_i</text:p>
          </table:table-cell>
          <table:table-cell table:formula="of:=IF(['macrowatchlist.BRUTTA'.F6]=&quot;&quot;;&quot;empty&quot;;['macrowatchlist.BRUTTA'.F6])" office:value-type="string" office:string-value="http://www.marketwatch.com/investing/index/nik?countrycode=jp">
            <text:p>http://www.marketwatch.com/investing/index/nik?countrycode=jp</text:p>
          </table:table-cell>
          <table:table-cell table:style-name="ce35" table:formula="of:=IF(['macrowatchlist.BRUTTA'.G6]=&quot;&quot;;&quot;empty&quot;;['macrowatchlist.BRUTTA'.G6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7]" office:value-type="string" office:string-value="NIKKEI_F">
            <text:p>NIKKEI_F</text:p>
          </table:table-cell>
          <table:table-cell table:formula="of:=IF(['macrowatchlist.BRUTTA'.F7]=&quot;&quot;;&quot;empty&quot;;['macrowatchlist.BRUTTA'.F7])" office:value-type="string" office:string-value="http://www.marketwatch.com/investing/future/nikkei%20futures">
            <text:p>http://www.marketwatch.com/investing/future/nikkei%20futures</text:p>
          </table:table-cell>
          <table:table-cell table:style-name="ce35" table:formula="of:=IF(['macrowatchlist.BRUTTA'.G7]=&quot;&quot;;&quot;empty&quot;;['macrowatchlist.BRUTTA'.G7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8]" office:value-type="string" office:string-value="CAC_i">
            <text:p>CAC_i</text:p>
          </table:table-cell>
          <table:table-cell table:formula="of:=IF(['macrowatchlist.BRUTTA'.F8]=&quot;&quot;;&quot;empty&quot;;['macrowatchlist.BRUTTA'.F8])" office:value-type="string" office:string-value="https://www.marketwatch.com/investing/index/px1?countrycode=fr">
            <text:p>https://www.marketwatch.com/investing/index/px1?countrycode=fr</text:p>
          </table:table-cell>
          <table:table-cell table:style-name="ce35" table:formula="of:=IF(['macrowatchlist.BRUTTA'.G8]=&quot;&quot;;&quot;empty&quot;;['macrowatchlist.BRUTTA'.G8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9]" office:value-type="string" office:string-value="MIB_i">
            <text:p>MIB_i</text:p>
          </table:table-cell>
          <table:table-cell table:formula="of:=IF(['macrowatchlist.BRUTTA'.F9]=&quot;&quot;;&quot;empty&quot;;['macrowatchlist.BRUTTA'.F9])" office:value-type="string" office:string-value="https://www.marketwatch.com/investing/index/i945?countrycode=xx">
            <text:p>https://www.marketwatch.com/investing/index/i945?countrycode=xx</text:p>
          </table:table-cell>
          <table:table-cell table:style-name="ce35" table:formula="of:=IF(['macrowatchlist.BRUTTA'.G9]=&quot;&quot;;&quot;empty&quot;;['macrowatchlist.BRUTTA'.G9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0]" office:value-type="string" office:string-value="FTSE_i">
            <text:p>FTSE_i</text:p>
          </table:table-cell>
          <table:table-cell table:formula="of:=IF(['macrowatchlist.BRUTTA'.F10]=&quot;&quot;;&quot;empty&quot;;['macrowatchlist.BRUTTA'.F10])" office:value-type="string" office:string-value="https://www.marketwatch.com/investing/index/ukx?countrycode=uk">
            <text:p>https://www.marketwatch.com/investing/index/ukx?countrycode=uk</text:p>
          </table:table-cell>
          <table:table-cell table:style-name="ce35" table:formula="of:=IF(['macrowatchlist.BRUTTA'.G10]=&quot;&quot;;&quot;empty&quot;;['macrowatchlist.BRUTTA'.G10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1]" office:value-type="string" office:string-value="FTSE_F">
            <text:p>FTSE_F</text:p>
          </table:table-cell>
          <table:table-cell table:formula="of:=IF(['macrowatchlist.BRUTTA'.F11]=&quot;&quot;;&quot;empty&quot;;['macrowatchlist.BRUTTA'.F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style-name="ce35" table:formula="of:=IF(['macrowatchlist.BRUTTA'.G11]=&quot;&quot;;&quot;empty&quot;;['macrowatchlist.BRUTTA'.G11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2]" office:value-type="string" office:string-value="STOXX600_i">
            <text:p>STOXX600_i</text:p>
          </table:table-cell>
          <table:table-cell table:formula="of:=IF(['macrowatchlist.BRUTTA'.F12]=&quot;&quot;;&quot;empty&quot;;['macrowatchlist.BRUTTA'.F12])" office:value-type="string" office:string-value="http://www.marketwatch.com/investing/index/sxxp?countrycode=xx">
            <text:p>http://www.marketwatch.com/investing/index/sxxp?countrycode=xx</text:p>
          </table:table-cell>
          <table:table-cell table:style-name="ce35" table:formula="of:=IF(['macrowatchlist.BRUTTA'.G12]=&quot;&quot;;&quot;empty&quot;;['macrowatchlist.BRUTTA'.G12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3]" office:value-type="string" office:string-value="STOXX600_F">
            <text:p>STOXX600_F</text:p>
          </table:table-cell>
          <table:table-cell table:formula="of:=IF(['macrowatchlist.BRUTTA'.F13]=&quot;&quot;;&quot;empty&quot;;['macrowatchlist.BRUTTA'.F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style-name="ce35" table:formula="of:=IF(['macrowatchlist.BRUTTA'.G13]=&quot;&quot;;&quot;empty&quot;;['macrowatchlist.BRUTTA'.G13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4]" office:value-type="string" office:string-value="STOXX50_i">
            <text:p>STOXX50_i</text:p>
          </table:table-cell>
          <table:table-cell table:formula="of:=IF(['macrowatchlist.BRUTTA'.F14]=&quot;&quot;;&quot;empty&quot;;['macrowatchlist.BRUTTA'.F14])" office:value-type="string" office:string-value="https://www.marketwatch.com/investing/index/sx5e?countrycode=xx">
            <text:p>https://www.marketwatch.com/investing/index/sx5e?countrycode=xx</text:p>
          </table:table-cell>
          <table:table-cell table:style-name="ce35" table:formula="of:=IF(['macrowatchlist.BRUTTA'.G14]=&quot;&quot;;&quot;empty&quot;;['macrowatchlist.BRUTTA'.G14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5]" office:value-type="string" office:string-value="STOXX50_F">
            <text:p>STOXX50_F</text:p>
          </table:table-cell>
          <table:table-cell table:formula="of:=IF(['macrowatchlist.BRUTTA'.F15]=&quot;&quot;;&quot;empty&quot;;['macrowatchlist.BRUTTA'.F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style-name="ce35" table:formula="of:=IF(['macrowatchlist.BRUTTA'.G15]=&quot;&quot;;&quot;empty&quot;;['macrowatchlist.BRUTTA'.G15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6]" office:value-type="string" office:string-value="DAX_i">
            <text:p>DAX_i</text:p>
          </table:table-cell>
          <table:table-cell table:formula="of:=IF(['macrowatchlist.BRUTTA'.F16]=&quot;&quot;;&quot;empty&quot;;['macrowatchlist.BRUTTA'.F16])" office:value-type="string" office:string-value="https://www.marketwatch.com/investing/index/dax?countrycode=dx">
            <text:p>https://www.marketwatch.com/investing/index/dax?countrycode=dx</text:p>
          </table:table-cell>
          <table:table-cell table:style-name="ce35" table:formula="of:=IF(['macrowatchlist.BRUTTA'.G16]=&quot;&quot;;&quot;empty&quot;;['macrowatchlist.BRUTTA'.G16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7]" office:value-type="string" office:string-value="DAX_F">
            <text:p>DAX_F</text:p>
          </table:table-cell>
          <table:table-cell table:formula="of:=IF(['macrowatchlist.BRUTTA'.F17]=&quot;&quot;;&quot;empty&quot;;['macrowatchlist.BRUTTA'.F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style-name="ce35" table:formula="of:=IF(['macrowatchlist.BRUTTA'.G17]=&quot;&quot;;&quot;empty&quot;;['macrowatchlist.BRUTTA'.G17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8]" office:value-type="string" office:string-value="RUSSEL_i">
            <text:p>RUSSEL_i</text:p>
          </table:table-cell>
          <table:table-cell table:formula="of:=IF(['macrowatchlist.BRUTTA'.F18]=&quot;&quot;;&quot;empty&quot;;['macrowatchlist.BRUTTA'.F18])" office:value-type="string" office:string-value="https://www.marketwatch.com/investing/index/rut">
            <text:p>https://www.marketwatch.com/investing/index/rut</text:p>
          </table:table-cell>
          <table:table-cell table:style-name="ce35" table:formula="of:=IF(['macrowatchlist.BRUTTA'.G18]=&quot;&quot;;&quot;empty&quot;;['macrowatchlist.BRUTTA'.G18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19]" office:value-type="string" office:string-value="RUSSEL_F">
            <text:p>RUSSEL_F</text:p>
          </table:table-cell>
          <table:table-cell table:formula="of:=IF(['macrowatchlist.BRUTTA'.F19]=&quot;&quot;;&quot;empty&quot;;['macrowatchlist.BRUTTA'.F19])" office:value-type="string" office:string-value="http://www.marketwatch.com/investing/future/mini%20russell%202000">
            <text:p>http://www.marketwatch.com/investing/future/mini%20russell%202000</text:p>
          </table:table-cell>
          <table:table-cell table:style-name="ce35" table:formula="of:=IF(['macrowatchlist.BRUTTA'.G19]=&quot;&quot;;&quot;empty&quot;;['macrowatchlist.BRUTTA'.G19])" office:value-type="string" office:string-value="https://www.cmegroup.com/trading/equity-index/us-index/e-mini-russell-2000.html">
            <text:p>https://www.cmegroup.com/trading/equity-index/us-index/e-mini-russell-2000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0]" office:value-type="string" office:string-value="DJIA_i">
            <text:p>DJIA_i</text:p>
          </table:table-cell>
          <table:table-cell table:formula="of:=IF(['macrowatchlist.BRUTTA'.F20]=&quot;&quot;;&quot;empty&quot;;['macrowatchlist.BRUTTA'.F20])" office:value-type="string" office:string-value="https://www.marketwatch.com/investing/index/djia">
            <text:p>https://www.marketwatch.com/investing/index/djia</text:p>
          </table:table-cell>
          <table:table-cell table:style-name="ce35" table:formula="of:=IF(['macrowatchlist.BRUTTA'.G20]=&quot;&quot;;&quot;empty&quot;;['macrowatchlist.BRUTTA'.G20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1]" office:value-type="string" office:string-value="DJIA_F">
            <text:p>DJIA_F</text:p>
          </table:table-cell>
          <table:table-cell table:formula="of:=IF(['macrowatchlist.BRUTTA'.F21]=&quot;&quot;;&quot;empty&quot;;['macrowatchlist.BRUTTA'.F21])" office:value-type="string" office:string-value="http://www.marketwatch.com/investing/future/djia%20futures">
            <text:p>http://www.marketwatch.com/investing/future/djia%20futures</text:p>
          </table:table-cell>
          <table:table-cell table:style-name="ce35" table:formula="of:=IF(['macrowatchlist.BRUTTA'.G21]=&quot;&quot;;&quot;empty&quot;;['macrowatchlist.BRUTTA'.G21])" office:value-type="string" office:string-value="https://www.cmegroup.com/trading/equity-index/us-index/e-mini-dow.html">
            <text:p>https://www.cmegroup.com/trading/equity-index/us-index/e-mini-dow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2]" office:value-type="string" office:string-value="NASDAQ_i">
            <text:p>NASDAQ_i</text:p>
          </table:table-cell>
          <table:table-cell table:formula="of:=IF(['macrowatchlist.BRUTTA'.F22]=&quot;&quot;;&quot;empty&quot;;['macrowatchlist.BRUTTA'.F22])" office:value-type="string" office:string-value="https://www.marketwatch.com/investing/index/comp">
            <text:p>https://www.marketwatch.com/investing/index/comp</text:p>
          </table:table-cell>
          <table:table-cell table:style-name="ce35" table:formula="of:=IF(['macrowatchlist.BRUTTA'.G22]=&quot;&quot;;&quot;empty&quot;;['macrowatchlist.BRUTTA'.G22])" office:value-type="string" office:string-value="empty">
            <text:p>empty</text:p>
          </table:table-cell>
          <table:table-cell table:style-name="ce36" table:number-columns-repeated="1021"/>
        </table:table-row>
        <table:table-row table:style-name="ro2">
          <table:table-cell table:formula="of:=['macrowatchlist.BRUTTA'.E23]" office:value-type="string" office:string-value="NASDAQ_F">
            <text:p>NASDAQ_F</text:p>
          </table:table-cell>
          <table:table-cell table:formula="of:=IF(['macrowatchlist.BRUTTA'.F23]=&quot;&quot;;&quot;empty&quot;;['macrowatchlist.BRUTTA'.F23])" office:value-type="string" office:string-value="http://www.marketwatch.com/investing/future/nasdaq%20100%20futures">
            <text:p>http://www.marketwatch.com/investing/future/nasdaq%20100%20futures</text:p>
          </table:table-cell>
          <table:table-cell table:style-name="ce35" table:formula="of:=IF(['macrowatchlist.BRUTTA'.G23]=&quot;&quot;;&quot;empty&quot;;['macrowatchlist.BRUTTA'.G23])" office:value-type="string" office:string-value="https://www.cmegroup.com/trading/equity-index/us-index/e-mini-nasdaq-100.html">
            <text:p>https://www.cmegroup.com/trading/equity-index/us-index/e-mini-nasdaq-100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4]" office:value-type="string" office:string-value="SPY_i">
            <text:p>SPY_i</text:p>
          </table:table-cell>
          <table:table-cell table:formula="of:=IF(['macrowatchlist.BRUTTA'.F24]=&quot;&quot;;&quot;empty&quot;;['macrowatchlist.BRUTTA'.F24])" office:value-type="string" office:string-value="https://www.marketwatch.com/investing/fund/spy">
            <text:p>https://www.marketwatch.com/investing/fund/spy</text:p>
          </table:table-cell>
          <table:table-cell table:style-name="ce35" table:formula="of:=IF(['macrowatchlist.BRUTTA'.G24]=&quot;&quot;;&quot;empty&quot;;['macrowatchlist.BRUTTA'.G24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5]" office:value-type="string" office:string-value="SPX_i">
            <text:p>SPX_i</text:p>
          </table:table-cell>
          <table:table-cell table:formula="of:=IF(['macrowatchlist.BRUTTA'.F25]=&quot;&quot;;&quot;empty&quot;;['macrowatchlist.BRUTTA'.F25])" office:value-type="string" office:string-value="https://www.marketwatch.com/investing/index/spx">
            <text:p>https://www.marketwatch.com/investing/index/spx</text:p>
          </table:table-cell>
          <table:table-cell table:style-name="ce35" table:formula="of:=IF(['macrowatchlist.BRUTTA'.G25]=&quot;&quot;;&quot;empty&quot;;['macrowatchlist.BRUTTA'.G25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6]" office:value-type="string" office:string-value="VIX_i">
            <text:p>VIX_i</text:p>
          </table:table-cell>
          <table:table-cell table:formula="of:=IF(['macrowatchlist.BRUTTA'.F26]=&quot;&quot;;&quot;empty&quot;;['macrowatchlist.BRUTTA'.F26])" office:value-type="string" office:string-value="https://www.marketwatch.com/investing/index/vix">
            <text:p>https://www.marketwatch.com/investing/index/vix</text:p>
          </table:table-cell>
          <table:table-cell table:style-name="ce35" table:formula="of:=IF(['macrowatchlist.BRUTTA'.G26]=&quot;&quot;;&quot;empty&quot;;['macrowatchlist.BRUTTA'.G26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7]" office:value-type="string" office:string-value="VIX_F">
            <text:p>VIX_F</text:p>
          </table:table-cell>
          <table:table-cell table:formula="of:=IF(['macrowatchlist.BRUTTA'.F27]=&quot;&quot;;&quot;empty&quot;;['macrowatchlist.BRUTTA'.F27])" office:value-type="string" office:string-value="http://www.marketwatch.com/investing/future/vix%20futures">
            <text:p>http://www.marketwatch.com/investing/future/vix%20futures</text:p>
          </table:table-cell>
          <table:table-cell table:style-name="ce35" table:formula="of:=IF(['macrowatchlist.BRUTTA'.G27]=&quot;&quot;;&quot;empty&quot;;['macrowatchlist.BRUTTA'.G27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8]" office:value-type="string" office:string-value="ES_F">
            <text:p>ES_F</text:p>
          </table:table-cell>
          <table:table-cell table:formula="of:=IF(['macrowatchlist.BRUTTA'.F28]=&quot;&quot;;&quot;empty&quot;;['macrowatchlist.BRUTTA'.F28])" office:value-type="string" office:string-value="http://www.marketwatch.com/investing/future/sp%20500%20futures">
            <text:p>http://www.marketwatch.com/investing/future/sp%20500%20futures</text:p>
          </table:table-cell>
          <table:table-cell table:style-name="ce35" table:formula="of:=IF(['macrowatchlist.BRUTTA'.G28]=&quot;&quot;;&quot;empty&quot;;['macrowatchlist.BRUTTA'.G28])" office:value-type="string" office:string-value="https://www.cmegroup.com/trading/equity-index/us-index/e-mini-sandp500.html">
            <text:p>https://www.cmegroup.com/trading/equity-index/us-index/e-mini-sandp500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29]" office:value-type="string" office:string-value="EURODOLLAR_F">
            <text:p>EURODOLLAR_F</text:p>
          </table:table-cell>
          <table:table-cell table:formula="of:=IF(['macrowatchlist.BRUTTA'.F29]=&quot;&quot;;&quot;empty&quot;;['macrowatchlist.BRUTTA'.F29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style-name="ce35" table:formula="of:=IF(['macrowatchlist.BRUTTA'.G29]=&quot;&quot;;&quot;empty&quot;;['macrowatchlist.BRUTTA'.G29])" office:value-type="string" office:string-value="http://www.cmegroup.com/trading/interest-rates/stir/eurodollar.html">
            <text:p>http://www.cmegroup.com/trading/interest-rates/stir/eurodollar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0]" office:value-type="string" office:string-value="US2_F">
            <text:p>US2_F</text:p>
          </table:table-cell>
          <table:table-cell table:formula="of:=IF(['macrowatchlist.BRUTTA'.F30]=&quot;&quot;;&quot;empty&quot;;['macrowatchlist.BRUTTA'.F30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style-name="ce35" table:formula="of:=IF(['macrowatchlist.BRUTTA'.G30]=&quot;&quot;;&quot;empty&quot;;['macrowatchlist.BRUTTA'.G30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1]" office:value-type="string" office:string-value="US5_F">
            <text:p>US5_F</text:p>
          </table:table-cell>
          <table:table-cell table:formula="of:=IF(['macrowatchlist.BRUTTA'.F31]=&quot;&quot;;&quot;empty&quot;;['macrowatchlist.BRUTTA'.F31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style-name="ce35" table:formula="of:=IF(['macrowatchlist.BRUTTA'.G31]=&quot;&quot;;&quot;empty&quot;;['macrowatchlist.BRUTTA'.G31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2]" office:value-type="string" office:string-value="US10_F">
            <text:p>US10_F</text:p>
          </table:table-cell>
          <table:table-cell table:formula="of:=IF(['macrowatchlist.BRUTTA'.F32]=&quot;&quot;;&quot;empty&quot;;['macrowatchlist.BRUTTA'.F32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style-name="ce35" table:formula="of:=IF(['macrowatchlist.BRUTTA'.G32]=&quot;&quot;;&quot;empty&quot;;['macrowatchlist.BRUTTA'.G32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3]" office:value-type="string" office:string-value="US30_F">
            <text:p>US30_F</text:p>
          </table:table-cell>
          <table:table-cell table:formula="of:=IF(['macrowatchlist.BRUTTA'.F33]=&quot;&quot;;&quot;empty&quot;;['macrowatchlist.BRUTTA'.F33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style-name="ce35" table:formula="of:=IF(['macrowatchlist.BRUTTA'.G33]=&quot;&quot;;&quot;empty&quot;;['macrowatchlist.BRUTTA'.G33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4]" office:value-type="string" office:string-value="GER2_F">
            <text:p>GER2_F</text:p>
          </table:table-cell>
          <table:table-cell table:formula="of:=IF(['macrowatchlist.BRUTTA'.F34]=&quot;&quot;;&quot;empty&quot;;['macrowatchlist.BRUTTA'.F34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style-name="ce35" table:formula="of:=IF(['macrowatchlist.BRUTTA'.G34]=&quot;&quot;;&quot;empty&quot;;['macrowatchlist.BRUTTA'.G34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5]" office:value-type="string" office:string-value="GER5_F">
            <text:p>GER5_F</text:p>
          </table:table-cell>
          <table:table-cell table:formula="of:=IF(['macrowatchlist.BRUTTA'.F35]=&quot;&quot;;&quot;empty&quot;;['macrowatchlist.BRUTTA'.F35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style-name="ce35" table:formula="of:=IF(['macrowatchlist.BRUTTA'.G35]=&quot;&quot;;&quot;empty&quot;;['macrowatchlist.BRUTTA'.G35])" office:value-type="string" office:string-value="empty">
            <text:p>empty</text:p>
          </table:table-cell>
          <table:table-cell table:style-name="ce36" table:number-columns-repeated="1021"/>
        </table:table-row>
        <table:table-row table:style-name="ro2">
          <table:table-cell table:formula="of:=['macrowatchlist.BRUTTA'.E36]" office:value-type="string" office:string-value="GER10_F">
            <text:p>GER10_F</text:p>
          </table:table-cell>
          <table:table-cell table:formula="of:=IF(['macrowatchlist.BRUTTA'.F36]=&quot;&quot;;&quot;empty&quot;;['macrowatchlist.BRUTTA'.F36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style-name="ce35" table:formula="of:=IF(['macrowatchlist.BRUTTA'.G36]=&quot;&quot;;&quot;empty&quot;;['macrowatchlist.BRUTTA'.G36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7]" office:value-type="string" office:string-value="JAP5_Y">
            <text:p>JAP5_Y</text:p>
          </table:table-cell>
          <table:table-cell table:formula="of:=IF(['macrowatchlist.BRUTTA'.F37]=&quot;&quot;;&quot;empty&quot;;['macrowatchlist.BRUTTA'.F37])" office:value-type="string" office:string-value="https://www.marketwatch.com/investing/Bond/TMBMKJP-05Y?countryCode=BX">
            <text:p>https://www.marketwatch.com/investing/Bond/TMBMKJP-05Y?countryCode=BX</text:p>
          </table:table-cell>
          <table:table-cell table:style-name="ce35" table:formula="of:=IF(['macrowatchlist.BRUTTA'.G37]=&quot;&quot;;&quot;empty&quot;;['macrowatchlist.BRUTTA'.G37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8]" office:value-type="string" office:string-value="JAP10_Y">
            <text:p>JAP10_Y</text:p>
          </table:table-cell>
          <table:table-cell table:formula="of:=IF(['macrowatchlist.BRUTTA'.F38]=&quot;&quot;;&quot;empty&quot;;['macrowatchlist.BRUTTA'.F38])" office:value-type="string" office:string-value="https://www.marketwatch.com/investing/Bond/TMBMKJP-10Y?countryCode=BX">
            <text:p>https://www.marketwatch.com/investing/Bond/TMBMKJP-10Y?countryCode=BX</text:p>
          </table:table-cell>
          <table:table-cell table:style-name="ce35" table:formula="of:=IF(['macrowatchlist.BRUTTA'.G38]=&quot;&quot;;&quot;empty&quot;;['macrowatchlist.BRUTTA'.G38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39]" office:value-type="string" office:string-value="UK5_Y">
            <text:p>UK5_Y</text:p>
          </table:table-cell>
          <table:table-cell table:formula="of:=IF(['macrowatchlist.BRUTTA'.F39]=&quot;&quot;;&quot;empty&quot;;['macrowatchlist.BRUTTA'.F39])" office:value-type="string" office:string-value="https://www.marketwatch.com/investing/Bond/TMBMKGB-05Y?countryCode=BX">
            <text:p>https://www.marketwatch.com/investing/Bond/TMBMKGB-05Y?countryCode=BX</text:p>
          </table:table-cell>
          <table:table-cell table:style-name="ce35" table:formula="of:=IF(['macrowatchlist.BRUTTA'.G39]=&quot;&quot;;&quot;empty&quot;;['macrowatchlist.BRUTTA'.G39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0]" office:value-type="string" office:string-value="UK10_Y">
            <text:p>UK10_Y</text:p>
          </table:table-cell>
          <table:table-cell table:formula="of:=IF(['macrowatchlist.BRUTTA'.F40]=&quot;&quot;;&quot;empty&quot;;['macrowatchlist.BRUTTA'.F40])" office:value-type="string" office:string-value="https://www.marketwatch.com/investing/bond/tmbmkgb-10y?countrycode=bx">
            <text:p>https://www.marketwatch.com/investing/bond/tmbmkgb-10y?countrycode=bx</text:p>
          </table:table-cell>
          <table:table-cell table:style-name="ce35" table:formula="of:=IF(['macrowatchlist.BRUTTA'.G40]=&quot;&quot;;&quot;empty&quot;;['macrowatchlist.BRUTTA'.G40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1]" office:value-type="string" office:string-value="ITA10_Y">
            <text:p>ITA10_Y</text:p>
          </table:table-cell>
          <table:table-cell table:formula="of:=IF(['macrowatchlist.BRUTTA'.F41]=&quot;&quot;;&quot;empty&quot;;['macrowatchlist.BRUTTA'.F41])" office:value-type="string" office:string-value="https://www.marketwatch.com/investing/Bond/TMBMKIT-10Y?countryCode=BX">
            <text:p>https://www.marketwatch.com/investing/Bond/TMBMKIT-10Y?countryCode=BX</text:p>
          </table:table-cell>
          <table:table-cell table:style-name="ce35" table:formula="of:=IF(['macrowatchlist.BRUTTA'.G41]=&quot;&quot;;&quot;empty&quot;;['macrowatchlist.BRUTTA'.G41])" office:value-type="string" office:string-value="empty">
            <text:p>empty</text:p>
          </table:table-cell>
          <table:table-cell table:style-name="ce36" table:number-columns-repeated="1021"/>
        </table:table-row>
        <table:table-row table:style-name="ro2">
          <table:table-cell table:formula="of:=['macrowatchlist.BRUTTA'.E42]" office:value-type="string" office:string-value="US_YC">
            <text:p>US_YC</text:p>
          </table:table-cell>
          <table:table-cell table:formula="of:=IF(['macrowatchlist.BRUTTA'.F42]=&quot;&quot;;&quot;empty&quot;;['macrowatchlist.BRUTTA'.F42])" office:value-type="string" office:string-value="http://www.worldgovernmentbonds.com/country/united-states/">
            <text:p>http://www.worldgovernmentbonds.com/country/united-states/</text:p>
          </table:table-cell>
          <table:table-cell table:style-name="ce35" table:formula="of:=IF(['macrowatchlist.BRUTTA'.G42]=&quot;&quot;;&quot;empty&quot;;['macrowatchlist.BRUTTA'.G42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3]" office:value-type="string" office:string-value="JAP_YC">
            <text:p>JAP_YC</text:p>
          </table:table-cell>
          <table:table-cell table:formula="of:=IF(['macrowatchlist.BRUTTA'.F43]=&quot;&quot;;&quot;empty&quot;;['macrowatchlist.BRUTTA'.F43])" office:value-type="string" office:string-value="http://www.worldgovernmentbonds.com/country/japan/">
            <text:p>http://www.worldgovernmentbonds.com/country/japan/</text:p>
          </table:table-cell>
          <table:table-cell table:style-name="ce35" table:formula="of:=IF(['macrowatchlist.BRUTTA'.G43]=&quot;&quot;;&quot;empty&quot;;['macrowatchlist.BRUTTA'.G43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4]" office:value-type="string" office:string-value="GER_YC">
            <text:p>GER_YC</text:p>
          </table:table-cell>
          <table:table-cell table:formula="of:=IF(['macrowatchlist.BRUTTA'.F44]=&quot;&quot;;&quot;empty&quot;;['macrowatchlist.BRUTTA'.F44])" office:value-type="string" office:string-value="http://www.worldgovernmentbonds.com/country/germany/">
            <text:p>http://www.worldgovernmentbonds.com/country/germany/</text:p>
          </table:table-cell>
          <table:table-cell table:style-name="ce35" table:formula="of:=IF(['macrowatchlist.BRUTTA'.G44]=&quot;&quot;;&quot;empty&quot;;['macrowatchlist.BRUTTA'.G44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5]" office:value-type="string" office:string-value="UK_YC">
            <text:p>UK_YC</text:p>
          </table:table-cell>
          <table:table-cell table:formula="of:=IF(['macrowatchlist.BRUTTA'.F45]=&quot;&quot;;&quot;empty&quot;;['macrowatchlist.BRUTTA'.F45])" office:value-type="string" office:string-value="http://www.worldgovernmentbonds.com/country/united-kingdom/">
            <text:p>http://www.worldgovernmentbonds.com/country/united-kingdom/</text:p>
          </table:table-cell>
          <table:table-cell table:style-name="ce35" table:formula="of:=IF(['macrowatchlist.BRUTTA'.G45]=&quot;&quot;;&quot;empty&quot;;['macrowatchlist.BRUTTA'.G45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6]" office:value-type="string" office:string-value="ITA_YC">
            <text:p>ITA_YC</text:p>
          </table:table-cell>
          <table:table-cell table:formula="of:=IF(['macrowatchlist.BRUTTA'.F46]=&quot;&quot;;&quot;empty&quot;;['macrowatchlist.BRUTTA'.F46])" office:value-type="string" office:string-value="http://www.worldgovernmentbonds.com/country/italy/">
            <text:p>http://www.worldgovernmentbonds.com/country/italy/</text:p>
          </table:table-cell>
          <table:table-cell table:style-name="ce35" table:formula="of:=IF(['macrowatchlist.BRUTTA'.G46]=&quot;&quot;;&quot;empty&quot;;['macrowatchlist.BRUTTA'.G46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7]" office:value-type="string" office:string-value="FRA_YC">
            <text:p>FRA_YC</text:p>
          </table:table-cell>
          <table:table-cell table:formula="of:=IF(['macrowatchlist.BRUTTA'.F47]=&quot;&quot;;&quot;empty&quot;;['macrowatchlist.BRUTTA'.F47])" office:value-type="string" office:string-value="http://www.worldgovernmentbonds.com/country/france/">
            <text:p>http://www.worldgovernmentbonds.com/country/france/</text:p>
          </table:table-cell>
          <table:table-cell table:style-name="ce35" table:formula="of:=IF(['macrowatchlist.BRUTTA'.G47]=&quot;&quot;;&quot;empty&quot;;['macrowatchlist.BRUTTA'.G47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8]" office:value-type="string" office:string-value="DOLLAR_i">
            <text:p>DOLLAR_i</text:p>
          </table:table-cell>
          <table:table-cell table:formula="of:=IF(['macrowatchlist.BRUTTA'.F48]=&quot;&quot;;&quot;empty&quot;;['macrowatchlist.BRUTTA'.F48])" office:value-type="string" office:string-value="https://www.marketwatch.com/investing/index/dxy">
            <text:p>https://www.marketwatch.com/investing/index/dxy</text:p>
          </table:table-cell>
          <table:table-cell table:style-name="ce35" table:formula="of:=IF(['macrowatchlist.BRUTTA'.G48]=&quot;&quot;;&quot;empty&quot;;['macrowatchlist.BRUTTA'.G48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49]" office:value-type="string" office:string-value="EURUSD_S">
            <text:p>EURUSD_S</text:p>
          </table:table-cell>
          <table:table-cell table:formula="of:=IF(['macrowatchlist.BRUTTA'.F49]=&quot;&quot;;&quot;empty&quot;;['macrowatchlist.BRUTTA'.F49])" office:value-type="string" office:string-value="https://www.marketwatch.com/investing/currency/eurusd">
            <text:p>https://www.marketwatch.com/investing/currency/eurusd</text:p>
          </table:table-cell>
          <table:table-cell table:style-name="ce35" table:formula="of:=IF(['macrowatchlist.BRUTTA'.G49]=&quot;&quot;;&quot;empty&quot;;['macrowatchlist.BRUTTA'.G49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0]" office:value-type="string" office:string-value="EURUSD_Fr">
            <text:p>EURUSD_Fr</text:p>
          </table:table-cell>
          <table:table-cell table:formula="of:=IF(['macrowatchlist.BRUTTA'.F50]=&quot;&quot;;&quot;empty&quot;;['macrowatchlist.BRUTTA'.F50])" office:value-type="string" office:string-value="empty">
            <text:p>empty</text:p>
          </table:table-cell>
          <table:table-cell table:style-name="ce35" table:formula="of:=IF(['macrowatchlist.BRUTTA'.G50]=&quot;&quot;;&quot;empty&quot;;['macrowatchlist.BRUTTA'.G50])" office:value-type="string" office:string-value="http://www.cmegroup.com/trading/fx/g10/euro-fx.html">
            <text:p>http://www.cmegroup.com/trading/fx/g10/euro-fx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1]" office:value-type="string" office:string-value="GBPUSD_S">
            <text:p>GBPUSD_S</text:p>
          </table:table-cell>
          <table:table-cell table:formula="of:=IF(['macrowatchlist.BRUTTA'.F51]=&quot;&quot;;&quot;empty&quot;;['macrowatchlist.BRUTTA'.F51])" office:value-type="string" office:string-value="https://www.marketwatch.com/investing/currency/gbpusd">
            <text:p>https://www.marketwatch.com/investing/currency/gbpusd</text:p>
          </table:table-cell>
          <table:table-cell table:style-name="ce35" table:formula="of:=IF(['macrowatchlist.BRUTTA'.G51]=&quot;&quot;;&quot;empty&quot;;['macrowatchlist.BRUTTA'.G51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2]" office:value-type="string" office:string-value="GBPUSD_Fr">
            <text:p>GBPUSD_Fr</text:p>
          </table:table-cell>
          <table:table-cell table:formula="of:=IF(['macrowatchlist.BRUTTA'.F52]=&quot;&quot;;&quot;empty&quot;;['macrowatchlist.BRUTTA'.F52])" office:value-type="string" office:string-value="empty">
            <text:p>empty</text:p>
          </table:table-cell>
          <table:table-cell table:style-name="ce35" table:formula="of:=IF(['macrowatchlist.BRUTTA'.G52]=&quot;&quot;;&quot;empty&quot;;['macrowatchlist.BRUTTA'.G52])" office:value-type="string" office:string-value="http://www.cmegroup.com/trading/fx/g10/british-pound.html">
            <text:p>http://www.cmegroup.com/trading/fx/g10/british-pound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3]" office:value-type="string" office:string-value="AUDUSD_S">
            <text:p>AUDUSD_S</text:p>
          </table:table-cell>
          <table:table-cell table:formula="of:=IF(['macrowatchlist.BRUTTA'.F53]=&quot;&quot;;&quot;empty&quot;;['macrowatchlist.BRUTTA'.F53])" office:value-type="string" office:string-value="https://www.marketwatch.com/investing/currency/audusd">
            <text:p>https://www.marketwatch.com/investing/currency/audusd</text:p>
          </table:table-cell>
          <table:table-cell table:style-name="ce35" table:formula="of:=IF(['macrowatchlist.BRUTTA'.G53]=&quot;&quot;;&quot;empty&quot;;['macrowatchlist.BRUTTA'.G53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4]" office:value-type="string" office:string-value="AUDUSD_Fr">
            <text:p>AUDUSD_Fr</text:p>
          </table:table-cell>
          <table:table-cell table:formula="of:=IF(['macrowatchlist.BRUTTA'.F54]=&quot;&quot;;&quot;empty&quot;;['macrowatchlist.BRUTTA'.F54])" office:value-type="string" office:string-value="empty">
            <text:p>empty</text:p>
          </table:table-cell>
          <table:table-cell table:style-name="ce35" table:formula="of:=IF(['macrowatchlist.BRUTTA'.G54]=&quot;&quot;;&quot;empty&quot;;['macrowatchlist.BRUTTA'.G54])" office:value-type="string" office:string-value="http://www.cmegroup.com/trading/fx/g10/australian-dollar.html">
            <text:p>http://www.cmegroup.com/trading/fx/g10/australian-dollar.html</text:p>
          </table:table-cell>
          <table:table-cell table:style-name="ce36" table:number-columns-repeated="1021"/>
        </table:table-row>
        <table:table-row table:style-name="ro2">
          <table:table-cell table:formula="of:=['macrowatchlist.BRUTTA'.E55]" office:value-type="string" office:string-value="EURYEN_S">
            <text:p>EURYEN_S</text:p>
          </table:table-cell>
          <table:table-cell table:formula="of:=IF(['macrowatchlist.BRUTTA'.F55]=&quot;&quot;;&quot;empty&quot;;['macrowatchlist.BRUTTA'.F55])" office:value-type="string" office:string-value="https://www.marketwatch.com/investing/currency/eurjpy">
            <text:p>https://www.marketwatch.com/investing/currency/eurjpy</text:p>
          </table:table-cell>
          <table:table-cell table:style-name="ce35" table:formula="of:=IF(['macrowatchlist.BRUTTA'.G55]=&quot;&quot;;&quot;empty&quot;;['macrowatchlist.BRUTTA'.G55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6]" office:value-type="string" office:string-value="EURYEN_Fr">
            <text:p>EURYEN_Fr</text:p>
          </table:table-cell>
          <table:table-cell table:formula="of:=IF(['macrowatchlist.BRUTTA'.F56]=&quot;&quot;;&quot;empty&quot;;['macrowatchlist.BRUTTA'.F56])" office:value-type="string" office:string-value="empty">
            <text:p>empty</text:p>
          </table:table-cell>
          <table:table-cell table:style-name="ce35" table:formula="of:=IF(['macrowatchlist.BRUTTA'.G56]=&quot;&quot;;&quot;empty&quot;;['macrowatchlist.BRUTTA'.G56])" office:value-type="string" office:string-value="http://www.cmegroup.com/trading/fx/g10/euro-fx-japanese-yen.html">
            <text:p>http://www.cmegroup.com/trading/fx/g10/euro-fx-japanese-yen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7]" office:value-type="string" office:string-value="USDYEN_S">
            <text:p>USDYEN_S</text:p>
          </table:table-cell>
          <table:table-cell table:formula="of:=IF(['macrowatchlist.BRUTTA'.F57]=&quot;&quot;;&quot;empty&quot;;['macrowatchlist.BRUTTA'.F57])" office:value-type="string" office:string-value="https://www.marketwatch.com/investing/currency/USDJPY">
            <text:p>https://www.marketwatch.com/investing/currency/USDJPY</text:p>
          </table:table-cell>
          <table:table-cell table:style-name="ce35" table:formula="of:=IF(['macrowatchlist.BRUTTA'.G57]=&quot;&quot;;&quot;empty&quot;;['macrowatchlist.BRUTTA'.G57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8]" office:value-type="string" office:string-value="USDYEN_Fr">
            <text:p>USDYEN_Fr</text:p>
          </table:table-cell>
          <table:table-cell table:formula="of:=IF(['macrowatchlist.BRUTTA'.F58]=&quot;&quot;;&quot;empty&quot;;['macrowatchlist.BRUTTA'.F58])" office:value-type="string" office:string-value="empty">
            <text:p>empty</text:p>
          </table:table-cell>
          <table:table-cell table:style-name="ce35" table:formula="of:=IF(['macrowatchlist.BRUTTA'.G58]=&quot;&quot;;&quot;empty&quot;;['macrowatchlist.BRUTTA'.G58])" office:value-type="string" office:string-value="http://www.cmegroup.com/trading/fx/g10/japanese-yen.html">
            <text:p>http://www.cmegroup.com/trading/fx/g10/japanese-yen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59]" office:value-type="string" office:string-value="USDCHF_S">
            <text:p>USDCHF_S</text:p>
          </table:table-cell>
          <table:table-cell table:formula="of:=IF(['macrowatchlist.BRUTTA'.F59]=&quot;&quot;;&quot;empty&quot;;['macrowatchlist.BRUTTA'.F59])" office:value-type="string" office:string-value="https://www.marketwatch.com/investing/currency/usdchf">
            <text:p>https://www.marketwatch.com/investing/currency/usdchf</text:p>
          </table:table-cell>
          <table:table-cell table:style-name="ce35" table:formula="of:=IF(['macrowatchlist.BRUTTA'.G59]=&quot;&quot;;&quot;empty&quot;;['macrowatchlist.BRUTTA'.G59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0]" office:value-type="string" office:string-value="USDCHF_Fr">
            <text:p>USDCHF_Fr</text:p>
          </table:table-cell>
          <table:table-cell table:formula="of:=IF(['macrowatchlist.BRUTTA'.F60]=&quot;&quot;;&quot;empty&quot;;['macrowatchlist.BRUTTA'.F60])" office:value-type="string" office:string-value="empty">
            <text:p>empty</text:p>
          </table:table-cell>
          <table:table-cell table:style-name="ce35" table:formula="of:=IF(['macrowatchlist.BRUTTA'.G60]=&quot;&quot;;&quot;empty&quot;;['macrowatchlist.BRUTTA'.G60])" office:value-type="string" office:string-value="http://www.cmegroup.com/trading/fx/g10/swiss-franc.html">
            <text:p>http://www.cmegroup.com/trading/fx/g10/swiss-franc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1]" office:value-type="string" office:string-value="GOLD_S">
            <text:p>GOLD_S</text:p>
          </table:table-cell>
          <table:table-cell table:formula="of:=IF(['macrowatchlist.BRUTTA'.F61]=&quot;&quot;;&quot;empty&quot;;['macrowatchlist.BRUTTA'.F61])" office:value-type="string" office:string-value="https://www.marketwatch.com/investing/future/gold">
            <text:p>https://www.marketwatch.com/investing/future/gold</text:p>
          </table:table-cell>
          <table:table-cell table:style-name="ce35" table:formula="of:=IF(['macrowatchlist.BRUTTA'.G61]=&quot;&quot;;&quot;empty&quot;;['macrowatchlist.BRUTTA'.G61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2]" office:value-type="string" office:string-value="GOLD_F">
            <text:p>GOLD_F</text:p>
          </table:table-cell>
          <table:table-cell table:formula="of:=IF(['macrowatchlist.BRUTTA'.F62]=&quot;&quot;;&quot;empty&quot;;['macrowatchlist.BRUTTA'.F62])" office:value-type="string" office:string-value="http://www.marketwatch.com/investing/future/gold">
            <text:p>http://www.marketwatch.com/investing/future/gold</text:p>
          </table:table-cell>
          <table:table-cell table:style-name="ce35" table:formula="of:=IF(['macrowatchlist.BRUTTA'.G62]=&quot;&quot;;&quot;empty&quot;;['macrowatchlist.BRUTTA'.G62])" office:value-type="string" office:string-value="http://www.cmegroup.com/trading/metals/precious/gold.html">
            <text:p>http://www.cmegroup.com/trading/metals/precious/gold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3]" office:value-type="string" office:string-value="SILVER_S">
            <text:p>SILVER_S</text:p>
          </table:table-cell>
          <table:table-cell table:formula="of:=IF(['macrowatchlist.BRUTTA'.F63]=&quot;&quot;;&quot;empty&quot;;['macrowatchlist.BRUTTA'.F63])" office:value-type="string" office:string-value="https://www.marketwatch.com/investing/future/xag?countrycode=cx">
            <text:p>https://www.marketwatch.com/investing/future/xag?countrycode=cx</text:p>
          </table:table-cell>
          <table:table-cell table:style-name="ce35" table:formula="of:=IF(['macrowatchlist.BRUTTA'.G63]=&quot;&quot;;&quot;empty&quot;;['macrowatchlist.BRUTTA'.G63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4]" office:value-type="string" office:string-value="SILVER_F">
            <text:p>SILVER_F</text:p>
          </table:table-cell>
          <table:table-cell table:formula="of:=IF(['macrowatchlist.BRUTTA'.F64]=&quot;&quot;;&quot;empty&quot;;['macrowatchlist.BRUTTA'.F64])" office:value-type="string" office:string-value="http://www.marketwatch.com/investing/future/silver">
            <text:p>http://www.marketwatch.com/investing/future/silver</text:p>
          </table:table-cell>
          <table:table-cell table:style-name="ce35" table:formula="of:=IF(['macrowatchlist.BRUTTA'.G64]=&quot;&quot;;&quot;empty&quot;;['macrowatchlist.BRUTTA'.G64])" office:value-type="string" office:string-value="http://www.cmegroup.com/trading/metals/precious/silver.html">
            <text:p>http://www.cmegroup.com/trading/metals/precious/silver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5]" office:value-type="string" office:string-value="COPPER_F">
            <text:p>COPPER_F</text:p>
          </table:table-cell>
          <table:table-cell table:formula="of:=IF(['macrowatchlist.BRUTTA'.F65]=&quot;&quot;;&quot;empty&quot;;['macrowatchlist.BRUTTA'.F65])" office:value-type="string" office:string-value="http://www.marketwatch.com/investing/future/copper">
            <text:p>http://www.marketwatch.com/investing/future/copper</text:p>
          </table:table-cell>
          <table:table-cell table:style-name="ce35" table:formula="of:=IF(['macrowatchlist.BRUTTA'.G65]=&quot;&quot;;&quot;empty&quot;;['macrowatchlist.BRUTTA'.G65])" office:value-type="string" office:string-value="http://www.cmegroup.com/trading/metals/base/copper.html">
            <text:p>http://www.cmegroup.com/trading/metals/base/copper.html</text:p>
          </table:table-cell>
          <table:table-cell table:style-name="ce36" table:number-columns-repeated="1021"/>
        </table:table-row>
        <table:table-row table:style-name="ro2">
          <table:table-cell table:formula="of:=['macrowatchlist.BRUTTA'.E66]" office:value-type="string" office:string-value="CL_F">
            <text:p>CL_F</text:p>
          </table:table-cell>
          <table:table-cell table:formula="of:=IF(['macrowatchlist.BRUTTA'.F66]=&quot;&quot;;&quot;empty&quot;;['macrowatchlist.BRUTTA'.F66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style-name="ce35" table:formula="of:=IF(['macrowatchlist.BRUTTA'.G66]=&quot;&quot;;&quot;empty&quot;;['macrowatchlist.BRUTTA'.G66])" office:value-type="string" office:string-value="http://www.cmegroup.com/trading/energy/crude-oil/light-sweet-crude.html">
            <text:p>http://www.cmegroup.com/trading/energy/crude-oil/light-sweet-crude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7]" office:value-type="string" office:string-value="WTI_F">
            <text:p>WTI_F</text:p>
          </table:table-cell>
          <table:table-cell table:formula="of:=IF(['macrowatchlist.BRUTTA'.F67]=&quot;&quot;;&quot;empty&quot;;['macrowatchlist.BRUTTA'.F67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style-name="ce35" table:formula="of:=IF(['macrowatchlist.BRUTTA'.G67]=&quot;&quot;;&quot;empty&quot;;['macrowatchlist.BRUTTA'.G67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8]" office:value-type="string" office:string-value="BRENT_F">
            <text:p>BRENT_F</text:p>
          </table:table-cell>
          <table:table-cell table:formula="of:=IF(['macrowatchlist.BRUTTA'.F68]=&quot;&quot;;&quot;empty&quot;;['macrowatchlist.BRUTTA'.F68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style-name="ce35" table:formula="of:=IF(['macrowatchlist.BRUTTA'.G68]=&quot;&quot;;&quot;empty&quot;;['macrowatchlist.BRUTTA'.G68])" office:value-type="string" office:string-value="empty">
            <text:p>empty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69]" office:value-type="string" office:string-value="NATURALGAS_F">
            <text:p>NATURALGAS_F</text:p>
          </table:table-cell>
          <table:table-cell table:formula="of:=IF(['macrowatchlist.BRUTTA'.F69]=&quot;&quot;;&quot;empty&quot;;['macrowatchlist.BRUTTA'.F69])" office:value-type="string" office:string-value="http://www.marketwatch.com/investing/future/natural%20gas">
            <text:p>http://www.marketwatch.com/investing/future/natural%20gas</text:p>
          </table:table-cell>
          <table:table-cell table:style-name="ce35" table:formula="of:=IF(['macrowatchlist.BRUTTA'.G69]=&quot;&quot;;&quot;empty&quot;;['macrowatchlist.BRUTTA'.G69])" office:value-type="string" office:string-value="http://www.cmegroup.com/trading/energy/natural-gas/natural-gas.html">
            <text:p>http://www.cmegroup.com/trading/energy/natural-gas/natural-gas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70]" office:value-type="string" office:string-value="CORN_F">
            <text:p>CORN_F</text:p>
          </table:table-cell>
          <table:table-cell table:formula="of:=IF(['macrowatchlist.BRUTTA'.F70]=&quot;&quot;;&quot;empty&quot;;['macrowatchlist.BRUTTA'.F70])" office:value-type="string" office:string-value="http://www.marketwatch.com/investing/future/corn">
            <text:p>http://www.marketwatch.com/investing/future/corn</text:p>
          </table:table-cell>
          <table:table-cell table:style-name="ce35" table:formula="of:=IF(['macrowatchlist.BRUTTA'.G70]=&quot;&quot;;&quot;empty&quot;;['macrowatchlist.BRUTTA'.G70])" office:value-type="string" office:string-value="http://www.cmegroup.com/trading/agricultural/grain-and-oilseed/corn.html">
            <text:p>http://www.cmegroup.com/trading/agricultural/grain-and-oilseed/corn.html</text:p>
          </table:table-cell>
          <table:table-cell table:style-name="ce36" table:number-columns-repeated="3"/>
          <table:table-cell table:number-columns-repeated="1018"/>
        </table:table-row>
        <table:table-row table:style-name="ro2">
          <table:table-cell table:formula="of:=['macrowatchlist.BRUTTA'.E71]" office:value-type="string" office:string-value="SOYBEAN_F">
            <text:p>SOYBEAN_F</text:p>
          </table:table-cell>
          <table:table-cell table:formula="of:=IF(['macrowatchlist.BRUTTA'.F71]=&quot;&quot;;&quot;empty&quot;;['macrowatchlist.BRUTTA'.F71])" office:value-type="string" office:string-value="http://www.marketwatch.com/investing/future/soybeans">
            <text:p>http://www.marketwatch.com/investing/future/soybeans</text:p>
          </table:table-cell>
          <table:table-cell table:style-name="ce35" table:formula="of:=IF(['macrowatchlist.BRUTTA'.G71]=&quot;&quot;;&quot;empty&quot;;['macrowatchlist.BRUTTA'.G71])" office:value-type="string" office:string-value="http://www.cmegroup.com/trading/agricultural/grain-and-oilseed/soybean.html">
            <text:p>http://www.cmegroup.com/trading/agricultural/grain-and-oilseed/soybean.html</text:p>
          </table:table-cell>
          <table:table-cell table:style-name="ce36" table:number-columns-repeated="3"/>
          <table:table-cell table:number-columns-repeated="1018"/>
        </table:table-row>
        <table:table-row table:style-name="ro2" table:number-rows-repeated="30">
          <table:table-cell table:number-columns-repeated="3"/>
          <table:table-cell table:style-name="ce36" table:number-columns-repeated="3"/>
          <table:table-cell table:number-columns-repeated="1018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rowatchlist.BRUTTA" table:style-name="ta1" table:print="false">
        <table:table-column table:style-name="co11" table:default-cell-style-name="Default"/>
        <table:table-column table:style-name="co12" table:number-columns-repeated="3" table:default-cell-style-name="ce2"/>
        <table:table-column table:style-name="co13" table:default-cell-style-name="ce4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1014" table:default-cell-style-name="Default"/>
        <table:table-row table:style-name="ro2">
          <table:table-cell office:value-type="string">
            <text:p>SYMBOL</text:p>
          </table:table-cell>
          <table:table-cell table:style-name="Default" table:number-columns-repeated="3"/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4"/>
        </table:table-row>
        <table:table-row table:style-name="ro2">
          <table:table-cell table:style-name="ce37"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table:style-name="ce37" office:value-type="string">
            <text:p>CDX_d</text:p>
          </table:table-cell>
          <table:table-cell table:style-name="ce37" office:value-type="string">
            <text:p>http://www.wsj.com/mdc/public/npage/2_3023_creditdervs.html</text:p>
          </table:table-cell>
          <table:table-cell table:style-name="ce37"/>
          <table:table-cell table:style-name="ce37" table:number-columns-repeated="1017"/>
        </table:table-row>
        <table:table-row table:style-name="ro2">
          <table:table-cell table:style-name="ce38"/>
          <table:table-cell table:style-name="ce39" table:formula="of:=[.B2]" office:value-type="string" office:string-value="F">
            <text:p>F</text:p>
          </table:table-cell>
          <table:table-cell table:style-name="ce39" office:value-type="float" office:value="2">
            <text:p>2</text:p>
          </table:table-cell>
          <table:table-cell table:style-name="ce39"/>
          <table:table-cell table:style-name="ce38" office:value-type="string">
            <text:p>CDS_d</text:p>
          </table:table-cell>
          <table:table-cell table:style-name="ce38" office:value-type="string">
            <text:p>http://www.worldgovernmentbonds.com/sovereign-cds/</text:p>
          </table:table-cell>
          <table:table-cell table:style-name="ce38"/>
          <table:table-cell table:style-name="ce38" table:number-columns-repeated="1017"/>
        </table:table-row>
        <table:table-row table:style-name="ro2">
          <table:table-cell/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_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4]" office:value-type="string" office:string-value="A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_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_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6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_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CAC</text:p>
          </table:table-cell>
          <table:table-cell table:formula="of:=[.B7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AC_i</text:p>
          </table:table-cell>
          <table:table-cell office:value-type="string">
            <text:p>https://www.marketwatch.com/investing/index/px1?countrycode=fr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MIB</text:p>
          </table:table-cell>
          <table:table-cell table:formula="of:=[.B8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MIB_i</text:p>
          </table:table-cell>
          <table:table-cell office:value-type="string">
            <text:p>https://www.marketwatch.com/investing/index/i945?countrycode=xx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9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_i</text:p>
          </table:table-cell>
          <table:table-cell office:value-type="string">
            <text:p>https://www.marketwatch.com/investing/index/ukx?countrycode=uk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TSE</text:p>
          </table:table-cell>
          <table:table-cell table:formula="of:=[.B10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_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SXXP</text:p>
          </table:table-cell>
          <table:table-cell table:formula="of:=[.B11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_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XXP</text:p>
          </table:table-cell>
          <table:table-cell table:formula="of:=[.B12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_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5"/>
        </table:table-row>
        <table:table-row table:style-name="ro2">
          <table:table-cell office:value-type="string">
            <text:p>SX5E</text:p>
          </table:table-cell>
          <table:table-cell table:formula="of:=[.B13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_i</text:p>
          </table:table-cell>
          <table:table-cell office:value-type="string">
            <text:p>https://www.marketwatch.com/investing/index/sx5e?countrycode=xx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ESX</text:p>
          </table:table-cell>
          <table:table-cell table:formula="of:=[.B14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_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5"/>
        </table:table-row>
        <table:table-row table:style-name="ro2">
          <table:table-cell/>
          <table:table-cell table:formula="of:=[.B15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_i</text:p>
          </table:table-cell>
          <table:table-cell office:value-type="string">
            <text:p>https://www.marketwatch.com/investing/index/dax?countrycode=dx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DAX</text:p>
          </table:table-cell>
          <table:table-cell table:formula="of:=[.B16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_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RUSSEL_i</text:p>
          </table:table-cell>
          <table:table-cell office:value-type="string">
            <text:p>https://www.marketwatch.com/investing/index/rut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17]" office:value-type="string" office:string-value="A">
            <text:p>A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USSEL_F</text:p>
          </table:table-cell>
          <table:table-cell office:value-type="string">
            <text:p>http://www.marketwatch.com/investing/future/mini%20russell%202000</text:p>
          </table:table-cell>
          <table:table-cell office:value-type="string">
            <text:p>https://www.cmegroup.com/trading/equity-index/us-index/e-mini-russell-2000.html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DJIA_i</text:p>
          </table:table-cell>
          <table:table-cell office:value-type="string">
            <text:p>https://www.marketwatch.com/investing/index/djia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1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JIA_F</text:p>
          </table:table-cell>
          <table:table-cell office:value-type="string">
            <text:p>http://www.marketwatch.com/investing/future/djia%20futures</text:p>
          </table:table-cell>
          <table:table-cell office:value-type="string">
            <text:p>https://www.cmegroup.com/trading/equity-index/us-index/e-mini-dow.html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NASDAQ_i</text:p>
          </table:table-cell>
          <table:table-cell office:value-type="string">
            <text:p>https://www.marketwatch.com/investing/index/comp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21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ASDAQ_F</text:p>
          </table:table-cell>
          <table:table-cell office:value-type="string">
            <text:p>http://www.marketwatch.com/investing/future/nasdaq%20100%20futures</text:p>
          </table:table-cell>
          <table:table-cell office:value-type="string">
            <text:p>https://www.cmegroup.com/trading/equity-index/us-index/e-mini-nasdaq-100.html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PY_i</text:p>
          </table:table-cell>
          <table:table-cell office:value-type="string">
            <text:p>https://www.marketwatch.com/investing/fund/spy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SPX</text:p>
          </table:table-cell>
          <table:table-cell table:formula="of:=[.B23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PX_i</text:p>
          </table:table-cell>
          <table:table-cell office:value-type="string">
            <text:p>https://www.marketwatch.com/investing/index/spx</text:p>
          </table:table-cell>
          <table:table-cell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VIX_i</text:p>
          </table:table-cell>
          <table:table-cell office:value-type="string">
            <text:p>https://www.marketwatch.com/investing/index/vix</text:p>
          </table:table-cell>
          <table:table-cell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VIX_F</text:p>
          </table:table-cell>
          <table:table-cell office:value-type="string">
            <text:p>http://www.marketwatch.com/investing/future/vix%20futures</text:p>
          </table:table-cell>
          <table:table-cell/>
          <table:table-cell table:number-columns-repeated="1017"/>
        </table:table-row>
        <table:table-row table:style-name="ro2">
          <table:table-cell table:style-name="ce38"/>
          <table:table-cell table:style-name="ce39" table:formula="of:=[.B25]" office:value-type="string" office:string-value="A">
            <text:p>A</text:p>
          </table:table-cell>
          <table:table-cell table:style-name="ce39" office:value-type="float" office:value="1">
            <text:p>1</text:p>
          </table:table-cell>
          <table:table-cell table:style-name="ce39" office:value-type="string">
            <text:p>a</text:p>
          </table:table-cell>
          <table:table-cell table:style-name="ce41" office:value-type="string">
            <text:p>ES_F</text:p>
          </table:table-cell>
          <table:table-cell table:style-name="ce38" office:value-type="string">
            <text:p>http://www.marketwatch.com/investing/future/sp%20500%20futures</text:p>
          </table:table-cell>
          <table:table-cell table:style-name="ce38" office:value-type="string">
            <text:p>https://www.cmegroup.com/trading/equity-index/us-index/e-mini-sandp500.html</text:p>
          </table:table-cell>
          <table:table-cell table:style-name="ce38" table:number-columns-repeated="1017"/>
        </table:table-row>
        <table:table-row table:style-name="ro2">
          <table:table-cell office:value-type="string">
            <text:p>GE/E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42" office:value-type="string">
            <text:p>EURODOLLAR_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17"/>
        </table:table-row>
        <table:table-row table:style-name="ro2">
          <table:table-cell office:value-type="string">
            <text:p>ZT/TU</text:p>
          </table:table-cell>
          <table:table-cell table:formula="of:=[.B29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42" office:value-type="string">
            <text:p>US2_F</text:p>
          </table:table-cell>
          <table:table-cell office:value-type="string">
            <text:p>http://www.marketwatch.com/investing/future/2-year%20treasury%20notes</text:p>
          </table:table-cell>
          <table:table-cell table:style-name="ce45" office:value-type="string">
            <text:p>https://www.cmegroup.com/trading/interest-rates/us-treasury/2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F/TV</text:p>
          </table:table-cell>
          <table:table-cell table:formula="of:=[.B30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42" office:value-type="string">
            <text:p>US5_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N/TY</text:p>
          </table:table-cell>
          <table:table-cell table:formula="of:=[.B31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42" office:value-type="string">
            <text:p>US10_F</text:p>
          </table:table-cell>
          <table:table-cell table:style-name="ce45" office:value-type="string">
            <text:p>http://www.marketwatch.com/investing/future/10-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B/US</text:p>
          </table:table-cell>
          <table:table-cell table:formula="of:=[.B32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42" office:value-type="string">
            <text:p>US30_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17"/>
        </table:table-row>
        <table:table-row table:style-name="ro2">
          <table:table-cell office:value-type="string">
            <text:p>FGBS</text:p>
          </table:table-cell>
          <table:table-cell table:formula="of:=[.B33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42" office:value-type="string">
            <text:p>GER2_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GBM</text:p>
          </table:table-cell>
          <table:table-cell table:formula="of:=[.B34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42" office:value-type="string">
            <text:p>GER5_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6"/>
        </table:table-row>
        <table:table-row table:style-name="ro2">
          <table:table-cell office:value-type="string">
            <text:p>FGBL</text:p>
          </table:table-cell>
          <table:table-cell table:formula="of:=[.B35]" office:value-type="string" office:string-value="B">
            <text:p>B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42" office:value-type="string">
            <text:p>GER10_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6"/>
        </table:table-row>
        <table:table-row table:style-name="ro2">
          <table:table-cell/>
          <table:table-cell table:formula="of:=[.B36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42" office:value-type="string">
            <text:p>JAP5_Y</text:p>
          </table:table-cell>
          <table:table-cell office:value-type="string">
            <text:p>https://www.marketwatch.com/investing/Bond/TMBMKJP-05Y?countryCode=BX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37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42" office:value-type="string">
            <text:p>JAP10_Y</text:p>
          </table:table-cell>
          <table:table-cell office:value-type="string">
            <text:p>https://www.marketwatch.com/investing/Bond/TMBMKJP-10Y?countryCode=BX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38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42" office:value-type="string">
            <text:p>UK5_Y</text:p>
          </table:table-cell>
          <table:table-cell office:value-type="string">
            <text:p>https://www.marketwatch.com/investing/Bond/TMBMKGB-05Y?countryCode=BX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39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42" office:value-type="string">
            <text:p>UK10_Y</text:p>
          </table:table-cell>
          <table:table-cell office:value-type="string">
            <text:p>https://www.marketwatch.com/investing/bond/tmbmkgb-10y?countrycode=bx</text:p>
          </table:table-cell>
          <table:table-cell/>
          <table:table-cell table:number-columns-repeated="1017"/>
        </table:table-row>
        <table:table-row table:style-name="ro2">
          <table:table-cell table:style-name="ce38"/>
          <table:table-cell table:style-name="ce39" table:formula="of:=[.B40]" office:value-type="string" office:string-value="B">
            <text:p>B</text:p>
          </table:table-cell>
          <table:table-cell table:style-name="ce39" office:value-type="float" office:value="5">
            <text:p>5</text:p>
          </table:table-cell>
          <table:table-cell table:style-name="ce39"/>
          <table:table-cell table:style-name="ce43" office:value-type="string">
            <text:p>ITA10_Y</text:p>
          </table:table-cell>
          <table:table-cell table:style-name="ce38" office:value-type="string">
            <text:p>https://www.marketwatch.com/investing/Bond/TMBMKIT-10Y?countryCode=BX</text:p>
          </table:table-cell>
          <table:table-cell table:style-name="ce38"/>
          <table:table-cell table:style-name="ce38" table:number-columns-repeated="1017"/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S_YC</text:p>
          </table:table-cell>
          <table:table-cell office:value-type="string">
            <text:p>http://www.worldgovernmentbonds.com/country/united-states/</text:p>
          </table:table-cell>
          <table:table-cell/>
          <table:table-cell office:value-type="string">
            <text:p>http://www.cnbc.com/bonds-us-treasurys/</text:p>
          </table:table-cell>
          <table:table-cell table:number-columns-repeated="1016"/>
        </table:table-row>
        <table:table-row table:style-name="ro2">
          <table:table-cell/>
          <table:table-cell table:formula="of:=[.B42]" office:value-type="string" office:string-value="C">
            <text:p>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P_YC</text:p>
          </table:table-cell>
          <table:table-cell office:value-type="string">
            <text:p>http://www.worldgovernmentbonds.com/country/japan/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6"/>
        </table:table-row>
        <table:table-row table:style-name="ro2">
          <table:table-cell/>
          <table:table-cell table:formula="of:=[.B43]" office:value-type="string" office:string-value="C">
            <text:p>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R_YC</text:p>
          </table:table-cell>
          <table:table-cell office:value-type="string">
            <text:p>http://www.worldgovernmentbonds.com/country/germany/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6"/>
        </table:table-row>
        <table:table-row table:style-name="ro2">
          <table:table-cell/>
          <table:table-cell table:formula="of:=[.B44]" office:value-type="string" office:string-value="C">
            <text:p>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K_YC</text:p>
          </table:table-cell>
          <table:table-cell office:value-type="string">
            <text:p>http://www.worldgovernmentbonds.com/country/united-kingdom/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6"/>
        </table:table-row>
        <table:table-row table:style-name="ro2">
          <table:table-cell/>
          <table:table-cell table:formula="of:=[.B45]" office:value-type="string" office:string-value="C">
            <text:p>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_YC</text:p>
          </table:table-cell>
          <table:table-cell office:value-type="string">
            <text:p>http://www.worldgovernmentbonds.com/country/italy/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9" table:formula="of:=[.B46]" office:value-type="string" office:string-value="C">
            <text:p>C</text:p>
          </table:table-cell>
          <table:table-cell table:style-name="ce39" office:value-type="float" office:value="6">
            <text:p>6</text:p>
          </table:table-cell>
          <table:table-cell table:style-name="ce39"/>
          <table:table-cell table:style-name="ce41" office:value-type="string">
            <text:p>FRA_YC</text:p>
          </table:table-cell>
          <table:table-cell table:style-name="ce38" office:value-type="string">
            <text:p>http://www.worldgovernmentbonds.com/country/france/</text:p>
          </table:table-cell>
          <table:table-cell table:style-name="ce38"/>
          <table:table-cell table:style-name="ce38" office:value-type="string">
            <text:p>http://www.cnbc.com/bonds-france-treasurys/</text:p>
          </table:table-cell>
          <table:table-cell table:style-name="ce38" table:number-columns-repeated="1016"/>
        </table:table-row>
        <table:table-row table:style-name="ro2">
          <table:table-cell office:value-type="string">
            <text:p>DX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42" office:value-type="string">
            <text:p>DOLLAR_i</text:p>
          </table:table-cell>
          <table:table-cell office:value-type="string">
            <text:p>https://www.marketwatch.com/investing/index/dxy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48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42" office:value-type="string">
            <text:p>EURUSD_S</text:p>
          </table:table-cell>
          <table:table-cell office:value-type="string">
            <text:p>https://www.marketwatch.com/investing/currency/eurus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49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42" office:value-type="string">
            <text:p>EURUSD_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17"/>
        </table:table-row>
        <table:table-row table:style-name="ro2">
          <table:table-cell/>
          <table:table-cell table:formula="of:=[.B50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42" office:value-type="string">
            <text:p>GBPUSD_S</text:p>
          </table:table-cell>
          <table:table-cell office:value-type="string">
            <text:p>https://www.marketwatch.com/investing/currency/gbpus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1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42" office:value-type="string">
            <text:p>GBPUSD_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17"/>
        </table:table-row>
        <table:table-row table:style-name="ro2">
          <table:table-cell/>
          <table:table-cell table:formula="of:=[.B52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42" office:value-type="string">
            <text:p>AUDUSD_S</text:p>
          </table:table-cell>
          <table:table-cell office:value-type="string">
            <text:p>https://www.marketwatch.com/investing/currency/audus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3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42" office:value-type="string">
            <text:p>AUDUSD_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17"/>
        </table:table-row>
        <table:table-row table:style-name="ro2">
          <table:table-cell/>
          <table:table-cell table:formula="of:=[.B54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42" office:value-type="string">
            <text:p>EURYEN_S</text:p>
          </table:table-cell>
          <table:table-cell office:value-type="string">
            <text:p>https://www.marketwatch.com/investing/currency/eurjpy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5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42" office:value-type="string">
            <text:p>EURYEN_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17"/>
        </table:table-row>
        <table:table-row table:style-name="ro2">
          <table:table-cell/>
          <table:table-cell table:formula="of:=[.B56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42" office:value-type="string">
            <text:p>USDYEN_S</text:p>
          </table:table-cell>
          <table:table-cell office:value-type="string">
            <text:p>https://www.marketwatch.com/investing/currency/USDJPY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7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42" office:value-type="string">
            <text:p>USDYEN_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4"/>
        </table:table-row>
        <table:table-row table:style-name="ro2">
          <table:table-cell table:style-name="ce36"/>
          <table:table-cell table:formula="of:=[.B58]" office:value-type="string" office:string-value="D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table:style-name="ce44" office:value-type="string">
            <text:p>USDCHF_S</text:p>
          </table:table-cell>
          <table:table-cell table:style-name="ce36" office:value-type="string">
            <text:p>https://www.marketwatch.com/investing/currency/usdchf</text:p>
          </table:table-cell>
          <table:table-cell/>
          <table:table-cell table:number-columns-repeated="1017"/>
        </table:table-row>
        <table:table-row table:style-name="ro2">
          <table:table-cell table:style-name="ce38"/>
          <table:table-cell table:style-name="ce39" table:formula="of:=[.B59]" office:value-type="string" office:string-value="D">
            <text:p>D</text:p>
          </table:table-cell>
          <table:table-cell table:style-name="ce39" office:value-type="float" office:value="7">
            <text:p>7</text:p>
          </table:table-cell>
          <table:table-cell table:style-name="ce39" office:value-type="string">
            <text:p>d</text:p>
          </table:table-cell>
          <table:table-cell table:style-name="ce43" office:value-type="string">
            <text:p>USDCHF_Fr</text:p>
          </table:table-cell>
          <table:table-cell table:style-name="ce38"/>
          <table:table-cell table:style-name="ce38" office:value-type="string">
            <text:p>http://www.cmegroup.com/trading/fx/g10/swiss-franc.html</text:p>
          </table:table-cell>
          <table:table-cell table:style-name="ce38" table:number-columns-repeated="2"/>
          <table:table-cell table:style-name="ce38" office:value-type="string">
            <text:p>needs to be inverted cus is given in the spot as JPY but future is given as USD.. so divide 1 by usd future value to get Jpy</text:p>
          </table:table-cell>
          <table:table-cell table:style-name="ce38" table:number-columns-repeated="1014"/>
        </table:table-row>
        <table:table-row table:style-name="ro2">
          <table:table-cell office:value-type="string">
            <text:p>XAU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_S</text:p>
          </table:table-cell>
          <table:table-cell office:value-type="string">
            <text:p>https://www.marketwatch.com/investing/future/gold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2">
          <table:table-cell office:value-type="string">
            <text:p>GC</text:p>
          </table:table-cell>
          <table:table-cell table:formula="of:=[.B61]" office:value-type="string" office:string-value="E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_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4"/>
        </table:table-row>
        <table:table-row table:style-name="ro2">
          <table:table-cell office:value-type="string">
            <text:p>XAG</text:p>
          </table:table-cell>
          <table:table-cell table:formula="of:=[.B62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_S</text:p>
          </table:table-cell>
          <table:table-cell office:value-type="string">
            <text:p>https://www.marketwatch.com/investing/future/xag?countrycode=cx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2">
          <table:table-cell office:value-type="string">
            <text:p>SI</text:p>
          </table:table-cell>
          <table:table-cell table:formula="of:=[.B63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_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4"/>
        </table:table-row>
        <table:table-row table:style-name="ro2">
          <table:table-cell office:value-type="string">
            <text:p>HG</text:p>
          </table:table-cell>
          <table:table-cell table:formula="of:=[.B64]" office:value-type="string" office:string-value="E">
            <text:p>E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OPPER_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4"/>
        </table:table-row>
        <table:table-row table:style-name="ro2">
          <table:table-cell/>
          <table:table-cell table:formula="of:=[.B65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L_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4"/>
        </table:table-row>
        <table:table-row table:style-name="ro2">
          <table:table-cell office:value-type="string">
            <text:p>CL</text:p>
          </table:table-cell>
          <table:table-cell table:formula="of:=[.B66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WTI_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4"/>
        </table:table-row>
        <table:table-row table:style-name="ro2">
          <table:table-cell office:value-type="string">
            <text:p>CO</text:p>
          </table:table-cell>
          <table:table-cell table:formula="of:=[.B67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BRENT_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4"/>
        </table:table-row>
        <table:table-row table:style-name="ro2">
          <table:table-cell office:value-type="string">
            <text:p>NG</text:p>
          </table:table-cell>
          <table:table-cell table:formula="of:=[.B68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NATURALGAS_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4"/>
        </table:table-row>
        <table:table-row table:style-name="ro2">
          <table:table-cell office:value-type="string">
            <text:p>C</text:p>
          </table:table-cell>
          <table:table-cell table:formula="of:=[.B69]" office:value-type="string" office:string-value="E">
            <text:p>E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RN_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4"/>
        </table:table-row>
        <table:table-row table:style-name="ro2">
          <table:table-cell table:style-name="ce38" office:value-type="string">
            <text:p>S</text:p>
          </table:table-cell>
          <table:table-cell table:style-name="ce39" table:formula="of:=[.B70]" office:value-type="string" office:string-value="E">
            <text:p>E</text:p>
          </table:table-cell>
          <table:table-cell table:style-name="ce39" office:value-type="float" office:value="6">
            <text:p>6</text:p>
          </table:table-cell>
          <table:table-cell table:style-name="ce39" office:value-type="string">
            <text:p>c</text:p>
          </table:table-cell>
          <table:table-cell table:style-name="ce41" office:value-type="string">
            <text:p>SOYBEAN_F</text:p>
          </table:table-cell>
          <table:table-cell table:style-name="ce38" office:value-type="string">
            <text:p>http://www.marketwatch.com/investing/future/soybeans</text:p>
          </table:table-cell>
          <table:table-cell table:style-name="ce38" office:value-type="string">
            <text:p>http://www.cmegroup.com/trading/agricultural/grain-and-oilseed/soybean.html</text:p>
          </table:table-cell>
          <table:table-cell table:style-name="ce38" office:value-type="string">
            <text:p>https://www.bloomberg.com/quote/S%201:COM</text:p>
          </table:table-cell>
          <table:table-cell table:style-name="ce38"/>
          <table:table-cell table:style-name="ce38" office:value-type="string">
            <text:p>same highest volume, better price for MW</text:p>
          </table:table-cell>
          <table:table-cell table:style-name="ce38" table:number-columns-repeated="1014"/>
        </table:table-row>
      </table:table>
      <table:table table:name="guilist.csv" table:style-name="ta1" table:print="false">
        <table:table-column table:style-name="co20" table:number-columns-repeated="3" table:default-cell-style-name="ce24"/>
        <table:table-column table:style-name="co20" table:number-columns-repeated="6" table:default-cell-style-name="ce2"/>
        <table:table-column table:style-name="co20" table:number-columns-repeated="2" table:default-cell-style-name="Default"/>
        <table:table-row table:style-name="ro2">
          <table:table-cell table:style-name="ce22" office:value-type="string">
            <text:p>ES_F</text:p>
          </table:table-cell>
          <table:table-cell table:style-name="Default" table:number-columns-repeated="8"/>
          <table:table-cell table:number-columns-repeated="2"/>
        </table:table-row>
        <table:table-row table:style-name="ro2">
          <table:table-cell table:style-name="ce23" office:value-type="string">
            <text:p>SPX_i</text:p>
          </table:table-cell>
          <table:table-cell table:style-name="Default" table:number-columns-repeated="8"/>
          <table:table-cell table:number-columns-repeated="2"/>
        </table:table-row>
        <table:table-row table:style-name="ro2">
          <table:table-cell table:style-name="ce23" office:value-type="string">
            <text:p>SPY_i</text:p>
          </table:table-cell>
          <table:table-cell table:style-name="Default" table:number-columns-repeated="8"/>
          <table:table-cell table:number-columns-repeated="2"/>
        </table:table-row>
        <table:table-row table:style-name="ro2">
          <table:table-cell table:style-name="ce23" office:value-type="string">
            <text:p>VIX_F</text:p>
          </table:table-cell>
          <table:table-cell table:style-name="Default" table:number-columns-repeated="8"/>
          <table:table-cell table:number-columns-repeated="2"/>
        </table:table-row>
        <table:table-row table:style-name="ro2">
          <table:table-cell table:style-name="ce23" office:value-type="string">
            <text:p>VIX_i</text:p>
          </table:table-cell>
          <table:table-cell table:style-name="Default" table:number-columns-repeated="8"/>
          <table:table-cell table:number-columns-repeated="2"/>
        </table:table-row>
        <table:table-row table:style-name="ro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23" office:value-type="string">
            <text:p>NASDAQ_F</text:p>
          </table:table-cell>
          <table:table-cell table:style-name="Default" table:number-columns-repeated="8"/>
          <table:table-cell table:number-columns-repeated="2"/>
        </table:table-row>
        <table:table-row table:style-name="ro2">
          <table:table-cell table:style-name="ce23" office:value-type="string">
            <text:p>NASDAQ_i</text:p>
          </table:table-cell>
          <table:table-cell table:style-name="Default" table:number-columns-repeated="8"/>
          <table:table-cell table:number-columns-repeated="2"/>
        </table:table-row>
        <table:table-row table:style-name="ro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23" office:value-type="string">
            <text:p>DJIA_i</text:p>
          </table:table-cell>
          <table:table-cell table:style-name="ce34" table:number-columns-repeated="2"/>
          <table:table-cell table:style-name="Default" table:number-columns-repeated="2"/>
          <table:table-cell table:style-name="ce34"/>
          <table:table-cell table:style-name="ce24"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3" office:value-type="string">
            <text:p>DJIA_F</text:p>
          </table:table-cell>
          <table:table-cell table:style-name="ce34"/>
          <table:table-cell/>
          <table:table-cell table:style-name="Default" table:number-columns-repeated="2"/>
          <table:table-cell table:style-name="ce34"/>
          <table:table-cell table:style-name="ce46" table:number-columns-repeated="2"/>
          <table:table-cell table:style-name="Default"/>
          <table:table-cell table:style-name="ce47"/>
          <table:table-cell/>
        </table:table-row>
        <table:table-row table:style-name="ro2">
          <table:table-cell table:style-name="ce23" office:value-type="string">
            <text:p>RUSSEL_i</text:p>
          </table:table-cell>
          <table:table-cell table:style-name="ce34"/>
          <table:table-cell/>
          <table:table-cell table:style-name="ce24"/>
          <table:table-cell table:style-name="Default"/>
          <table:table-cell table:style-name="ce24"/>
          <table:table-cell table:style-name="Default"/>
          <table:table-cell table:style-name="ce47"/>
          <table:table-cell table:number-columns-repeated="3"/>
        </table:table-row>
        <table:table-row table:style-name="ro2">
          <table:table-cell table:style-name="ce23" office:value-type="string">
            <text:p>RUSSEL_F</text:p>
          </table:table-cell>
          <table:table-cell table:style-name="Default"/>
          <table:table-cell/>
          <table:table-cell table:style-name="ce34"/>
          <table:table-cell table:style-name="Default"/>
          <table:table-cell table:style-name="ce24"/>
          <table:table-cell table:style-name="Default"/>
          <table:table-cell table:style-name="ce48"/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table:style-name="ce34"/>
          <table:table-cell table:style-name="ce24" table:number-columns-repeated="2"/>
          <table:table-cell table:style-name="Default"/>
          <table:table-cell table:style-name="ce34"/>
          <table:table-cell table:number-columns-repeated="3"/>
        </table:table-row>
        <table:table-row table:style-name="ro2">
          <table:table-cell table:style-name="ce23" office:value-type="string">
            <text:p>DAX_F</text:p>
          </table:table-cell>
          <table:table-cell table:style-name="Default"/>
          <table:table-cell/>
          <table:table-cell table:style-name="ce34"/>
          <table:table-cell table:style-name="ce24" table:number-columns-repeated="2"/>
          <table:table-cell table:style-name="Default"/>
          <table:table-cell table:style-name="ce34"/>
          <table:table-cell table:number-columns-repeated="3"/>
        </table:table-row>
        <table:table-row table:style-name="ro2">
          <table:table-cell table:style-name="ce23" office:value-type="string">
            <text:p>DAX_i</text:p>
          </table:table-cell>
          <table:table-cell table:style-name="Default"/>
          <table:table-cell/>
          <table:table-cell table:style-name="ce34"/>
          <table:table-cell table:style-name="ce24" table:number-columns-repeated="2"/>
          <table:table-cell table:style-name="Default"/>
          <table:table-cell table:style-name="ce47"/>
          <table:table-cell table:number-columns-repeated="3"/>
        </table:table-row>
        <table:table-row table:style-name="ro2">
          <table:table-cell table:style-name="ce23" office:value-type="string">
            <text:p>STOXX50_F</text:p>
          </table:table-cell>
          <table:table-cell table:style-name="ce34"/>
          <table:table-cell/>
          <table:table-cell table:style-name="ce34"/>
          <table:table-cell table:style-name="ce24" table:number-columns-repeated="2"/>
          <table:table-cell table:style-name="Default"/>
          <table:table-cell table:style-name="ce47"/>
          <table:table-cell table:number-columns-repeated="3"/>
        </table:table-row>
        <table:table-row table:style-name="ro2">
          <table:table-cell table:style-name="ce23" office:value-type="string">
            <text:p>STOXX50_i</text:p>
          </table:table-cell>
          <table:table-cell table:number-columns-repeated="2"/>
          <table:table-cell table:style-name="ce34"/>
          <table:table-cell table:style-name="ce24" table:number-columns-repeated="2"/>
          <table:table-cell table:style-name="Default"/>
          <table:table-cell table:style-name="ce47"/>
          <table:table-cell table:number-columns-repeated="3"/>
        </table:table-row>
        <table:table-row table:style-name="ro2">
          <table:table-cell table:style-name="ce23" office:value-type="string">
            <text:p>STOXX600_F</text:p>
          </table:table-cell>
          <table:table-cell table:number-columns-repeated="2"/>
          <table:table-cell table:style-name="ce34"/>
          <table:table-cell table:style-name="ce24" table:number-columns-repeated="2"/>
          <table:table-cell table:style-name="Default"/>
          <table:table-cell table:style-name="ce47"/>
          <table:table-cell table:number-columns-repeated="3"/>
        </table:table-row>
        <table:table-row table:style-name="ro2">
          <table:table-cell table:style-name="ce23" office:value-type="string">
            <text:p>STOXX600_i</text:p>
          </table:table-cell>
          <table:table-cell table:number-columns-repeated="2"/>
          <table:table-cell table:style-name="ce34"/>
          <table:table-cell table:style-name="ce24" table:number-columns-repeated="2"/>
          <table:table-cell table:style-name="Default"/>
          <table:table-cell table:style-name="ce47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ce34"/>
          <table:table-cell table:style-name="ce24" table:number-columns-repeated="2"/>
          <table:table-cell table:style-name="Default"/>
          <table:table-cell table:style-name="ce48"/>
          <table:table-cell table:number-columns-repeated="3"/>
        </table:table-row>
        <table:table-row table:style-name="ro2">
          <table:table-cell table:style-name="ce23" office:value-type="string">
            <text:p>FTSE_F</text:p>
          </table:table-cell>
          <table:table-cell table:number-columns-repeated="2"/>
          <table:table-cell table:style-name="ce34"/>
          <table:table-cell table:style-name="ce24" table:number-columns-repeated="2"/>
          <table:table-cell table:number-columns-repeated="5"/>
        </table:table-row>
        <table:table-row table:style-name="ro2">
          <table:table-cell table:style-name="ce23" office:value-type="string">
            <text:p>FTSE_i</text:p>
          </table:table-cell>
          <table:table-cell table:number-columns-repeated="2"/>
          <table:table-cell table:style-name="ce34"/>
          <table:table-cell table:style-name="ce24" table:number-columns-repeated="2"/>
          <table:table-cell table:number-columns-repeated="5"/>
        </table:table-row>
        <table:table-row table:style-name="ro2">
          <table:table-cell table:style-name="ce23" office:value-type="string">
            <text:p>MIB_i</text:p>
          </table:table-cell>
          <table:table-cell table:number-columns-repeated="2"/>
          <table:table-cell table:style-name="ce34"/>
          <table:table-cell table:style-name="ce46" table:number-columns-repeated="2"/>
          <table:table-cell table:number-columns-repeated="5"/>
        </table:table-row>
        <table:table-row table:style-name="ro2">
          <table:table-cell table:style-name="ce23" office:value-type="string">
            <text:p>CAC_i</text:p>
          </table:table-cell>
          <table:table-cell table:number-columns-repeated="2"/>
          <table:table-cell table:style-name="ce34"/>
          <table:table-cell table:style-name="ce46" table:number-columns-repeated="2"/>
          <table:table-cell table:number-columns-repeated="5"/>
        </table:table-row>
        <table:table-row table:style-name="ro2">
          <table:table-cell table:style-name="Default"/>
          <table:table-cell table:number-columns-repeated="2"/>
          <table:table-cell table:style-name="ce24" table:number-columns-repeated="3"/>
          <table:table-cell table:number-columns-repeated="5"/>
        </table:table-row>
        <table:table-row table:style-name="ro2">
          <table:table-cell table:style-name="ce23" office:value-type="string">
            <text:p>HANGSENG_F</text:p>
          </table:table-cell>
          <table:table-cell table:number-columns-repeated="10"/>
        </table:table-row>
        <table:table-row table:style-name="ro2">
          <table:table-cell table:style-name="ce23" office:value-type="string">
            <text:p>HANGSENG_i</text:p>
          </table:table-cell>
          <table:table-cell table:number-columns-repeated="10"/>
        </table:table-row>
        <table:table-row table:style-name="ro2">
          <table:table-cell table:style-name="ce23" office:value-type="string">
            <text:p>NIKKEI_F</text:p>
          </table:table-cell>
          <table:table-cell table:number-columns-repeated="10"/>
        </table:table-row>
        <table:table-row table:style-name="ro2">
          <table:table-cell table:style-name="ce23" office:value-type="string">
            <text:p>NIKKEI_i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ce25" office:value-type="string">
            <text:p>GOLD_S</text:p>
          </table:table-cell>
          <table:table-cell table:number-columns-repeated="10"/>
        </table:table-row>
        <table:table-row table:style-name="ro2">
          <table:table-cell table:style-name="ce25" office:value-type="string">
            <text:p>GOLD_F</text:p>
          </table:table-cell>
          <table:table-cell table:number-columns-repeated="10"/>
        </table:table-row>
        <table:table-row table:style-name="ro2">
          <table:table-cell table:style-name="ce25" office:value-type="string">
            <text:p>COPPER_F</text:p>
          </table:table-cell>
          <table:table-cell table:number-columns-repeated="10"/>
        </table:table-row>
        <table:table-row table:style-name="ro2">
          <table:table-cell table:style-name="ce25" office:value-type="string">
            <text:p>SILVER_S</text:p>
          </table:table-cell>
          <table:table-cell table:number-columns-repeated="10"/>
        </table:table-row>
        <table:table-row table:style-name="ro2">
          <table:table-cell table:style-name="ce25" office:value-type="string">
            <text:p>SILVER_F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25" office:value-type="string">
            <text:p>CL_F</text:p>
          </table:table-cell>
          <table:table-cell table:number-columns-repeated="10"/>
        </table:table-row>
        <table:table-row table:style-name="ro2">
          <table:table-cell table:style-name="ce25" office:value-type="string">
            <text:p>WTI_F</text:p>
          </table:table-cell>
          <table:table-cell table:number-columns-repeated="10"/>
        </table:table-row>
        <table:table-row table:style-name="ro2">
          <table:table-cell table:style-name="ce25" office:value-type="string">
            <text:p>BRENT_F</text:p>
          </table:table-cell>
          <table:table-cell table:number-columns-repeated="10"/>
        </table:table-row>
        <table:table-row table:style-name="ro2">
          <table:table-cell table:style-name="ce25" office:value-type="string">
            <text:p>NATURALGAS_F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ce25" office:value-type="string">
            <text:p>CORN_F</text:p>
          </table:table-cell>
          <table:table-cell table:number-columns-repeated="10"/>
        </table:table-row>
        <table:table-row table:style-name="ro2">
          <table:table-cell table:style-name="ce26" office:value-type="string">
            <text:p>SOYBEAN_F</text:p>
          </table:table-cell>
          <table:table-cell table:number-columns-repeated="10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ce27" office:value-type="string">
            <text:p>DOLLAR_i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ce27" office:value-type="string">
            <text:p>EURUSD_S</text:p>
          </table:table-cell>
          <table:table-cell table:number-columns-repeated="10"/>
        </table:table-row>
        <table:table-row table:style-name="ro2">
          <table:table-cell table:style-name="ce27" office:value-type="string">
            <text:p>EURUSD_Fr</text:p>
          </table:table-cell>
          <table:table-cell table:number-columns-repeated="10"/>
        </table:table-row>
        <table:table-row table:style-name="ro2">
          <table:table-cell table:style-name="ce27" office:value-type="string">
            <text:p>GBPUSD_S</text:p>
          </table:table-cell>
          <table:table-cell table:number-columns-repeated="10"/>
        </table:table-row>
        <table:table-row table:style-name="ro2">
          <table:table-cell table:style-name="ce27" office:value-type="string">
            <text:p>GBPUSD_Fr</text:p>
          </table:table-cell>
          <table:table-cell table:number-columns-repeated="10"/>
        </table:table-row>
        <table:table-row table:style-name="ro2">
          <table:table-cell table:style-name="ce27" office:value-type="string">
            <text:p>AUDUSD_S</text:p>
          </table:table-cell>
          <table:table-cell table:number-columns-repeated="10"/>
        </table:table-row>
        <table:table-row table:style-name="ro2">
          <table:table-cell table:style-name="ce27" office:value-type="string">
            <text:p>AUDUSD_Fr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27" office:value-type="string">
            <text:p>EURYEN_S</text:p>
          </table:table-cell>
          <table:table-cell table:number-columns-repeated="10"/>
        </table:table-row>
        <table:table-row table:style-name="ro2">
          <table:table-cell table:style-name="ce27" office:value-type="string">
            <text:p>EURYEN_Fr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ce27" office:value-type="string">
            <text:p>USDYEN_S</text:p>
          </table:table-cell>
          <table:table-cell table:number-columns-repeated="10"/>
        </table:table-row>
        <table:table-row table:style-name="ro2">
          <table:table-cell table:style-name="ce27" office:value-type="string">
            <text:p>USDYEN_Fr</text:p>
          </table:table-cell>
          <table:table-cell table:number-columns-repeated="10"/>
        </table:table-row>
        <table:table-row table:style-name="ro2">
          <table:table-cell table:style-name="ce28" office:value-type="string">
            <text:p>USDCHF_S</text:p>
          </table:table-cell>
          <table:table-cell table:number-columns-repeated="10"/>
        </table:table-row>
        <table:table-row table:style-name="ro2">
          <table:table-cell table:style-name="ce28" office:value-type="string">
            <text:p>USDCHF_Fr</text:p>
          </table:table-cell>
          <table:table-cell table:number-columns-repeated="10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ce30" office:value-type="string">
            <text:p>EURODOLLAR_F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ce30" office:value-type="string">
            <text:p>US2_F</text:p>
          </table:table-cell>
          <table:table-cell table:number-columns-repeated="10"/>
        </table:table-row>
        <table:table-row table:style-name="ro2">
          <table:table-cell table:style-name="ce30" office:value-type="string">
            <text:p>US5_F</text:p>
          </table:table-cell>
          <table:table-cell table:number-columns-repeated="10"/>
        </table:table-row>
        <table:table-row table:style-name="ro2">
          <table:table-cell table:style-name="ce30" office:value-type="string">
            <text:p>US10_F</text:p>
          </table:table-cell>
          <table:table-cell table:number-columns-repeated="10"/>
        </table:table-row>
        <table:table-row table:style-name="ro2">
          <table:table-cell table:style-name="ce30" office:value-type="string">
            <text:p>US30_F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ce30" office:value-type="string">
            <text:p>UK5_Y</text:p>
          </table:table-cell>
          <table:table-cell table:number-columns-repeated="10"/>
        </table:table-row>
        <table:table-row table:style-name="ro2">
          <table:table-cell table:style-name="ce30" office:value-type="string">
            <text:p>UK10_Y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30" office:value-type="string">
            <text:p>GER2_F</text:p>
          </table:table-cell>
          <table:table-cell table:number-columns-repeated="10"/>
        </table:table-row>
        <table:table-row table:style-name="ro2">
          <table:table-cell table:style-name="ce30" office:value-type="string">
            <text:p>GER5_F</text:p>
          </table:table-cell>
          <table:table-cell table:number-columns-repeated="10"/>
        </table:table-row>
        <table:table-row table:style-name="ro2">
          <table:table-cell table:style-name="ce30" office:value-type="string">
            <text:p>GER10_F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0"/>
        </table:table-row>
        <table:table-row table:style-name="ro2">
          <table:table-cell table:style-name="ce30" office:value-type="string">
            <text:p>JAP5_Y</text:p>
          </table:table-cell>
          <table:table-cell table:number-columns-repeated="10"/>
        </table:table-row>
        <table:table-row table:style-name="ro2">
          <table:table-cell table:style-name="ce30" office:value-type="string">
            <text:p>JAP10_Y</text:p>
          </table:table-cell>
          <table:table-cell table:number-columns-repeated="10"/>
        </table:table-row>
        <table:table-row table:style-name="ro2">
          <table:table-cell table:style-name="ce31" office:value-type="string">
            <text:p>ITA10_Y</text:p>
          </table:table-cell>
          <table:table-cell table:number-columns-repeated="10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ce32" office:value-type="string">
            <text:p>US_YC</text:p>
          </table:table-cell>
          <table:table-cell table:number-columns-repeated="10"/>
        </table:table-row>
        <table:table-row table:style-name="ro2">
          <table:table-cell table:style-name="ce32" office:value-type="string">
            <text:p>JAP_YC</text:p>
          </table:table-cell>
          <table:table-cell table:number-columns-repeated="10"/>
        </table:table-row>
        <table:table-row table:style-name="ro2">
          <table:table-cell table:style-name="ce32" office:value-type="string">
            <text:p>GER_YC</text:p>
          </table:table-cell>
          <table:table-cell table:number-columns-repeated="10"/>
        </table:table-row>
        <table:table-row table:style-name="ro2">
          <table:table-cell table:style-name="ce32" office:value-type="string">
            <text:p>UK_YC</text:p>
          </table:table-cell>
          <table:table-cell table:number-columns-repeated="10"/>
        </table:table-row>
        <table:table-row table:style-name="ro2">
          <table:table-cell table:style-name="ce32" office:value-type="string">
            <text:p>ITA_YC</text:p>
          </table:table-cell>
          <table:table-cell table:number-columns-repeated="10"/>
        </table:table-row>
        <table:table-row table:style-name="ro2">
          <table:table-cell table:style-name="ce33" office:value-type="string">
            <text:p>FRA_YC</text:p>
          </table:table-cell>
          <table:table-cell table:number-columns-repeated="10"/>
        </table:table-row>
        <table:table-row table:style-name="ro2" table:number-rows-repeated="104848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Values.Notes" table:style-name="ta1" table:print="false">
        <table:table-column table:style-name="co19" table:number-columns-repeated="6" table:default-cell-style-name="ce57"/>
        <table:table-column table:style-name="co19" table:number-columns-repeated="3" table:default-cell-style-name="ce29"/>
        <table:table-column table:style-name="co8" table:number-columns-repeated="1015" table:default-cell-style-name="ce29"/>
        <table:table-row table:style-name="ro3">
          <table:table-cell table:style-name="ce54" office:value-type="string">
            <text:p>TICKER</text:p>
          </table:table-cell>
          <table:table-cell table:style-name="ce54" office:value-type="string">
            <text:p>RANGE</text:p>
          </table:table-cell>
          <table:table-cell table:style-name="ce54" office:value-type="string">
            <text:p>%CHANGE</text:p>
          </table:table-cell>
          <table:table-cell table:style-name="ce54" office:value-type="string">
            <text:p>%CHANGE(range)</text:p>
          </table:table-cell>
          <table:table-cell table:style-name="ce55" office:value-type="string">
            <text:p>ptCHANGE</text:p>
          </table:table-cell>
          <table:table-cell table:style-name="ce55" office:value-type="string">
            <text:p>Gap</text:p>
          </table:table-cell>
          <table:table-cell table:style-name="ce55" office:value-type="string">
            <text:p>Gap/Range</text:p>
          </table:table-cell>
          <table:table-cell table:number-columns-repeated="1017"/>
        </table:table-row>
        <table:table-row table:style-name="ro3">
          <table:table-cell table:style-name="ce54" office:value-type="string">
            <text:p>PRICE</text:p>
          </table:table-cell>
          <table:table-cell table:style-name="ce58" office:value-type="string">
            <text:p>RANGE~</text:p>
          </table:table-cell>
          <table:table-cell table:style-name="ce58" office:value-type="string">
            <text:p>%CHANGE~</text:p>
          </table:table-cell>
          <table:table-cell table:style-name="ce58" office:value-type="string">
            <text:p>%CHANGE(range)~</text:p>
          </table:table-cell>
          <table:table-cell table:style-name="ce56" office:value-type="string">
            <text:p>ptCHANGE~</text:p>
          </table:table-cell>
          <table:table-cell table:style-name="ce56" office:value-type="string">
            <text:p>Gap~</text:p>
          </table:table-cell>
          <table:table-cell table:style-name="ce56" office:value-type="string">
            <text:p>Gap/Range~</text:p>
          </table:table-cell>
          <table:table-cell table:number-columns-repeated="1017"/>
        </table:table-row>
        <table:table-row table:style-name="ro3">
          <table:table-cell table:style-name="ce55" office:value-type="string">
            <text:p>TOT_VOL</text:p>
          </table:table-cell>
          <table:table-cell table:style-name="ce54" office:value-type="string">
            <text:p>VOL</text:p>
          </table:table-cell>
          <table:table-cell table:style-name="ce55" office:value-type="string">
            <text:p>Oi</text:p>
          </table:table-cell>
          <table:table-cell table:style-name="ce55" office:value-type="string">
            <text:p>Oi(Delta)</text:p>
          </table:table-cell>
          <table:table-cell table:style-name="ce55" office:value-type="string">
            <text:p>BT</text:p>
          </table:table-cell>
          <table:table-cell table:style-name="ce59" office:value-type="string">
            <text:p>VOL/Range</text:p>
          </table:table-cell>
          <table:table-cell table:number-columns-repeated="1018"/>
        </table:table-row>
        <table:table-row table:style-name="ro3">
          <table:table-cell table:style-name="ce56" office:value-type="string">
            <text:p>TOT_VOL~</text:p>
          </table:table-cell>
          <table:table-cell table:style-name="ce58" office:value-type="string">
            <text:p>VOL~</text:p>
          </table:table-cell>
          <table:table-cell table:style-name="ce56" office:value-type="string">
            <text:p>Oi~</text:p>
          </table:table-cell>
          <table:table-cell table:style-name="ce56" office:value-type="string">
            <text:p>Oi(Delta)~</text:p>
          </table:table-cell>
          <table:table-cell table:style-name="ce56" office:value-type="string">
            <text:p>BT~</text:p>
          </table:table-cell>
          <table:table-cell table:style-name="ce60" office:value-type="string">
            <text:p>VOL/Range~</text:p>
          </table:table-cell>
          <table:table-cell table:number-columns-repeated="1018"/>
        </table:table-row>
        <table:table-row table:style-name="ro3">
          <table:table-cell table:style-name="ce29"/>
          <table:table-cell table:style-name="ce55" office:value-type="string">
            <text:p>VOLMAX</text:p>
          </table:table-cell>
          <table:table-cell table:style-name="ce29" table:number-columns-repeated="4"/>
          <table:table-cell table:number-columns-repeated="1018"/>
        </table:table-row>
        <table:table-row table:style-name="ro3">
          <table:table-cell table:style-name="ce29"/>
          <table:table-cell table:style-name="ce56" office:value-type="string">
            <text:p>VOLMAX~</text:p>
          </table:table-cell>
          <table:table-cell table:style-name="ce29" table:number-columns-repeated="4"/>
          <table:table-cell table:number-columns-repeated="1018"/>
        </table:table-row>
        <table:table-row table:style-name="ro3">
          <table:table-cell office:value-type="string">
            <text:p>last: yclose</text:p>
          </table:table-cell>
          <table:table-cell office:value-type="string">
            <text:p>last: open</text:p>
          </table:table-cell>
          <table:table-cell office:value-type="string">
            <text:p>last: price</text:p>
          </table:table-cell>
          <table:table-cell table:number-columns-repeated="1021"/>
        </table:table-row>
        <table:table-row table:style-name="ro3">
          <table:table-cell office:value-type="string">
            <text:p>change: open price</text:p>
          </table:table-cell>
          <table:table-cell office:value-type="string">
            <text:p>last: changept</text:p>
          </table:table-cell>
          <table:table-cell office:value-type="string">
            <text:p>stat: changepc avg abs</text:p>
          </table:table-cell>
          <table:table-cell office:value-type="string">
            <text:p>stat: changepc std abs</text:p>
          </table:table-cell>
          <table:table-cell office:value-type="string">
            <text:p>stat: changepc med abs</text:p>
          </table:table-cell>
          <table:table-cell office:value-type="string">
            <text:p>stat: changepc pct abs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last: vol</text:p>
          </table:table-cell>
          <table:table-cell table:style-name="Default" office:value-type="string">
            <text:p>stat: vol avg</text:p>
          </table:table-cell>
          <table:table-cell table:style-name="Default" office:value-type="string">
            <text:p>stat: vol pct</text:p>
          </table:table-cell>
          <table:table-cell table:style-name="Default" office:value-type="string">
            <text:p>stat: vol pc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string">
            <text:p>last: dayr</text:p>
          </table:table-cell>
          <table:table-cell office:value-type="string">
            <text:p>stat: dayr av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guilist.csv'.J1:'guilist.csv'.K2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29/11/2017</text:date>, <text:time>17:5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17:50:08.59</dc:date>
    <meta:generator>OpenOffice/4.1.1$Win32 OpenOffice.org_project/411m6$Build-9775</meta:generator>
    <meta:editing-duration>P17DT3H3M57S</meta:editing-duration>
    <meta:editing-cycles>24</meta:editing-cycles>
    <meta:document-statistic meta:table-count="4" meta:cell-count="784" meta:object-count="0"/>
    <meta:user-defined meta:name=""/>
  </office:meta>
</office:document-meta>
</file>